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fb677" officeooo:paragraph-rsid="000fb677"/>
    </style:style>
    <style:style style:name="P2" style:family="paragraph" style:parent-style-name="Standard">
      <style:text-properties officeooo:rsid="000ff232" officeooo:paragraph-rsid="0011fedb"/>
    </style:style>
    <style:style style:name="P3" style:family="paragraph" style:parent-style-name="Standard">
      <style:text-properties fo:font-weight="bold" officeooo:rsid="00132565" officeooo:paragraph-rsid="00132565" style:font-weight-asian="bold" style:font-weight-complex="bold"/>
    </style:style>
    <style:style style:name="P4" style:family="paragraph" style:parent-style-name="Standard">
      <style:text-properties fo:font-weight="bold" officeooo:rsid="0015be34" officeooo:paragraph-rsid="0015be34" style:font-weight-asian="bold" style:font-weight-complex="bold"/>
    </style:style>
    <style:style style:name="P5" style:family="paragraph" style:parent-style-name="Standard">
      <style:text-properties fo:font-weight="bold" officeooo:rsid="00181365" officeooo:paragraph-rsid="0018318c" style:font-weight-asian="bold" style:font-weight-complex="bold"/>
    </style:style>
    <style:style style:name="P6" style:family="paragraph" style:parent-style-name="Standard">
      <style:text-properties fo:font-weight="bold" officeooo:rsid="0018e1de" officeooo:paragraph-rsid="0018e1de" style:font-weight-asian="bold" style:font-weight-complex="bold"/>
    </style:style>
    <style:style style:name="P7" style:family="paragraph" style:parent-style-name="Standard">
      <style:text-properties fo:font-weight="bold" officeooo:rsid="00165c7a" officeooo:paragraph-rsid="00165c7a" style:font-weight-asian="bold" style:font-weight-complex="bold"/>
    </style:style>
    <style:style style:name="P8" style:family="paragraph" style:parent-style-name="Standard">
      <style:text-properties fo:font-weight="bold" officeooo:rsid="0018318c" officeooo:paragraph-rsid="0018318c" style:font-weight-asian="bold" style:font-weight-complex="bold"/>
    </style:style>
    <style:style style:name="P9" style:family="paragraph" style:parent-style-name="Standard">
      <style:text-properties fo:font-weight="bold" officeooo:rsid="001d1bd9" officeooo:paragraph-rsid="001d1bd9" style:font-weight-asian="bold" style:font-weight-complex="bold"/>
    </style:style>
    <style:style style:name="P10" style:family="paragraph" style:parent-style-name="Standard">
      <style:text-properties fo:font-weight="bold" officeooo:rsid="00244ad9" officeooo:paragraph-rsid="00244ad9" style:font-weight-asian="bold" style:font-weight-complex="bold"/>
    </style:style>
    <style:style style:name="P11" style:family="paragraph" style:parent-style-name="Standard">
      <style:text-properties fo:font-weight="bold" officeooo:rsid="00244ad9" officeooo:paragraph-rsid="002655c1" style:font-weight-asian="bold" style:font-weight-complex="bold"/>
    </style:style>
    <style:style style:name="P12" style:family="paragraph" style:parent-style-name="Standard">
      <style:text-properties fo:font-weight="bold" officeooo:rsid="00244ad9" officeooo:paragraph-rsid="00268e0b" style:font-weight-asian="bold" style:font-weight-complex="bold"/>
    </style:style>
    <style:style style:name="P13" style:family="paragraph" style:parent-style-name="Standard">
      <style:text-properties fo:font-weight="bold" officeooo:rsid="002186a2" officeooo:paragraph-rsid="00220bbf" style:font-weight-asian="bold" style:font-weight-complex="bold"/>
    </style:style>
    <style:style style:name="P14" style:family="paragraph" style:parent-style-name="Standard">
      <style:text-properties fo:font-weight="bold" officeooo:rsid="002186a2" officeooo:paragraph-rsid="0024ff0f" style:font-weight-asian="bold" style:font-weight-complex="bold"/>
    </style:style>
    <style:style style:name="P15" style:family="paragraph" style:parent-style-name="Standard">
      <style:text-properties fo:font-weight="bold" officeooo:rsid="002186a2" officeooo:paragraph-rsid="002c6fc0" style:font-weight-asian="bold" style:font-weight-complex="bold"/>
    </style:style>
    <style:style style:name="P16" style:family="paragraph" style:parent-style-name="Standard">
      <style:text-properties fo:font-weight="bold" officeooo:rsid="002186a2" officeooo:paragraph-rsid="0024c514" style:font-weight-asian="bold" style:font-weight-complex="bold"/>
    </style:style>
    <style:style style:name="P17" style:family="paragraph" style:parent-style-name="Standard">
      <style:text-properties fo:font-weight="bold" officeooo:rsid="002de442" officeooo:paragraph-rsid="002de442" style:font-weight-asian="bold" style:font-weight-complex="bold"/>
    </style:style>
    <style:style style:name="P18" style:family="paragraph" style:parent-style-name="Standard">
      <style:text-properties fo:font-weight="bold" officeooo:rsid="0024ff0f" officeooo:paragraph-rsid="002de442" style:font-weight-asian="bold" style:font-weight-complex="bold"/>
    </style:style>
    <style:style style:name="P19" style:family="paragraph" style:parent-style-name="Standard">
      <style:text-properties fo:font-weight="bold" officeooo:rsid="00313ae6" officeooo:paragraph-rsid="00313ae6" style:font-weight-asian="bold" style:font-weight-complex="bold"/>
    </style:style>
    <style:style style:name="P20" style:family="paragraph" style:parent-style-name="Standard">
      <style:text-properties fo:font-weight="bold" officeooo:rsid="00382b21" officeooo:paragraph-rsid="00382b21" style:font-weight-asian="bold" style:font-weight-complex="bold"/>
    </style:style>
    <style:style style:name="P21" style:family="paragraph" style:parent-style-name="Standard">
      <style:text-properties fo:font-weight="bold" officeooo:rsid="003989ce" officeooo:paragraph-rsid="003989ce" style:font-weight-asian="bold" style:font-weight-complex="bold"/>
    </style:style>
    <style:style style:name="P22" style:family="paragraph" style:parent-style-name="Standard">
      <style:text-properties fo:font-weight="bold" officeooo:rsid="003a8c60" officeooo:paragraph-rsid="003a8c60" style:font-weight-asian="bold" style:font-weight-complex="bold"/>
    </style:style>
    <style:style style:name="P23" style:family="paragraph" style:parent-style-name="Standard">
      <style:text-properties fo:font-weight="bold" officeooo:rsid="003b81e1" officeooo:paragraph-rsid="003b81e1" style:font-weight-asian="bold" style:font-weight-complex="bold"/>
    </style:style>
    <style:style style:name="P24" style:family="paragraph" style:parent-style-name="Standard">
      <style:text-properties fo:font-weight="bold" officeooo:rsid="003c09de" officeooo:paragraph-rsid="003c09de" style:font-weight-asian="bold" style:font-weight-complex="bold"/>
    </style:style>
    <style:style style:name="P25" style:family="paragraph" style:parent-style-name="Standard">
      <style:text-properties fo:font-weight="bold" officeooo:rsid="003d5f56" officeooo:paragraph-rsid="003d5f56" style:font-weight-asian="bold" style:font-weight-complex="bold"/>
    </style:style>
    <style:style style:name="P26" style:family="paragraph" style:parent-style-name="Standard">
      <style:text-properties fo:font-weight="bold" officeooo:rsid="003fe372" officeooo:paragraph-rsid="003fe372" style:font-weight-asian="bold" style:font-weight-complex="bold"/>
    </style:style>
    <style:style style:name="P27" style:family="paragraph" style:parent-style-name="Standard">
      <style:text-properties fo:font-weight="bold" officeooo:rsid="003fe372" officeooo:paragraph-rsid="006fc039" style:font-weight-asian="bold" style:font-weight-complex="bold"/>
    </style:style>
    <style:style style:name="P28" style:family="paragraph" style:parent-style-name="Standard">
      <style:text-properties fo:font-weight="bold" officeooo:rsid="00268e0b" officeooo:paragraph-rsid="002a7017" style:font-weight-asian="bold" style:font-weight-complex="bold"/>
    </style:style>
    <style:style style:name="P29" style:family="paragraph" style:parent-style-name="Standard">
      <style:text-properties fo:font-weight="bold" officeooo:rsid="00268e0b" officeooo:paragraph-rsid="00288628" style:font-weight-asian="bold" style:font-weight-complex="bold"/>
    </style:style>
    <style:style style:name="P30" style:family="paragraph" style:parent-style-name="Standard">
      <style:text-properties fo:font-weight="bold" officeooo:rsid="002c6fc0" officeooo:paragraph-rsid="002c6fc0" style:font-weight-asian="bold" style:font-weight-complex="bold"/>
    </style:style>
    <style:style style:name="P31" style:family="paragraph" style:parent-style-name="Standard">
      <style:text-properties fo:font-weight="bold" officeooo:rsid="00342217" officeooo:paragraph-rsid="00342217" style:font-weight-asian="bold" style:font-weight-complex="bold"/>
    </style:style>
    <style:style style:name="P32" style:family="paragraph" style:parent-style-name="Standard">
      <style:text-properties fo:font-weight="bold" officeooo:rsid="00357f3e" officeooo:paragraph-rsid="00357f3e" style:font-weight-asian="bold" style:font-weight-complex="bold"/>
    </style:style>
    <style:style style:name="P33" style:family="paragraph" style:parent-style-name="Standard">
      <style:text-properties fo:font-weight="bold" officeooo:rsid="00361fc7" officeooo:paragraph-rsid="00361fc7" style:font-weight-asian="bold" style:font-weight-complex="bold"/>
    </style:style>
    <style:style style:name="P34" style:family="paragraph" style:parent-style-name="Standard">
      <style:text-properties fo:font-weight="bold" officeooo:rsid="002fad95" officeooo:paragraph-rsid="002fad95" style:font-weight-asian="bold" style:font-weight-complex="bold"/>
    </style:style>
    <style:style style:name="P35" style:family="paragraph" style:parent-style-name="Standard">
      <style:text-properties fo:font-weight="bold" officeooo:rsid="004315fd" officeooo:paragraph-rsid="004315fd" style:font-weight-asian="bold" style:font-weight-complex="bold"/>
    </style:style>
    <style:style style:name="P36" style:family="paragraph" style:parent-style-name="Standard">
      <style:text-properties fo:font-weight="bold" officeooo:rsid="004bf2b5" officeooo:paragraph-rsid="004bf2b5" style:font-weight-asian="bold" style:font-weight-complex="bold"/>
    </style:style>
    <style:style style:name="P37" style:family="paragraph" style:parent-style-name="Standard">
      <style:text-properties fo:font-weight="bold" officeooo:rsid="004cd3fa" officeooo:paragraph-rsid="004cd3fa" style:font-weight-asian="bold" style:font-weight-complex="bold"/>
    </style:style>
    <style:style style:name="P38" style:family="paragraph" style:parent-style-name="Standard">
      <style:text-properties fo:font-weight="bold" officeooo:rsid="004d1139" officeooo:paragraph-rsid="004d1139" style:font-weight-asian="bold" style:font-weight-complex="bold"/>
    </style:style>
    <style:style style:name="P39" style:family="paragraph" style:parent-style-name="Standard">
      <style:text-properties fo:font-weight="bold" officeooo:rsid="0050fa88" officeooo:paragraph-rsid="0050fa88" style:font-weight-asian="bold" style:font-weight-complex="bold"/>
    </style:style>
    <style:style style:name="P40" style:family="paragraph" style:parent-style-name="Standard">
      <style:text-properties fo:font-weight="bold" officeooo:rsid="0057bee0" officeooo:paragraph-rsid="0057bee0" style:font-weight-asian="bold" style:font-weight-complex="bold"/>
    </style:style>
    <style:style style:name="P41" style:family="paragraph" style:parent-style-name="Standard">
      <style:text-properties fo:font-weight="bold" officeooo:rsid="00599bce" officeooo:paragraph-rsid="00599bce" style:font-weight-asian="bold" style:font-weight-complex="bold"/>
    </style:style>
    <style:style style:name="P42" style:family="paragraph" style:parent-style-name="Standard">
      <style:text-properties fo:font-weight="bold" officeooo:rsid="005e00e8" officeooo:paragraph-rsid="005e00e8" style:font-weight-asian="bold" style:font-weight-complex="bold"/>
    </style:style>
    <style:style style:name="P43" style:family="paragraph" style:parent-style-name="Standard">
      <style:text-properties fo:font-weight="bold" officeooo:rsid="005e00e8" officeooo:paragraph-rsid="0060f142" style:font-weight-asian="bold" style:font-weight-complex="bold"/>
    </style:style>
    <style:style style:name="P44" style:family="paragraph" style:parent-style-name="Standard">
      <style:text-properties fo:font-weight="bold" officeooo:rsid="005f3377" officeooo:paragraph-rsid="005f3377" style:font-weight-asian="bold" style:font-weight-complex="bold"/>
    </style:style>
    <style:style style:name="P45" style:family="paragraph" style:parent-style-name="Standard">
      <style:text-properties fo:font-weight="bold" officeooo:rsid="00638a9b" officeooo:paragraph-rsid="00638a9b" style:font-weight-asian="bold" style:font-weight-complex="bold"/>
    </style:style>
    <style:style style:name="P46" style:family="paragraph" style:parent-style-name="Standard">
      <style:text-properties fo:font-weight="bold" officeooo:rsid="0064fd0b" officeooo:paragraph-rsid="0064fd0b" style:font-weight-asian="bold" style:font-weight-complex="bold"/>
    </style:style>
    <style:style style:name="P47" style:family="paragraph" style:parent-style-name="Standard">
      <style:text-properties fo:font-weight="bold" officeooo:rsid="0066b06f" officeooo:paragraph-rsid="0066b06f" style:font-weight-asian="bold" style:font-weight-complex="bold"/>
    </style:style>
    <style:style style:name="P48" style:family="paragraph" style:parent-style-name="Standard">
      <style:text-properties fo:font-weight="bold" officeooo:rsid="00696e33" officeooo:paragraph-rsid="00696e33" style:font-weight-asian="bold" style:font-weight-complex="bold"/>
    </style:style>
    <style:style style:name="P49" style:family="paragraph" style:parent-style-name="Standard">
      <style:text-properties fo:font-weight="bold" officeooo:rsid="00429fc2" officeooo:paragraph-rsid="00429fc2" style:font-weight-asian="bold" style:font-weight-complex="bold"/>
    </style:style>
    <style:style style:name="P50" style:family="paragraph" style:parent-style-name="Standard">
      <style:text-properties fo:font-weight="bold" officeooo:rsid="004f8679" officeooo:paragraph-rsid="004f8679" style:font-weight-asian="bold" style:font-weight-complex="bold"/>
    </style:style>
    <style:style style:name="P51" style:family="paragraph" style:parent-style-name="Standard">
      <style:text-properties fo:font-weight="bold" officeooo:rsid="00525b91" officeooo:paragraph-rsid="00525b91" style:font-weight-asian="bold" style:font-weight-complex="bold"/>
    </style:style>
    <style:style style:name="P52" style:family="paragraph" style:parent-style-name="Standard">
      <style:text-properties fo:font-weight="bold" officeooo:rsid="0053eea6" officeooo:paragraph-rsid="0053eea6" style:font-weight-asian="bold" style:font-weight-complex="bold"/>
    </style:style>
    <style:style style:name="P53" style:family="paragraph" style:parent-style-name="Standard">
      <style:text-properties fo:font-weight="bold" officeooo:rsid="0054e43f" officeooo:paragraph-rsid="0054e43f" style:font-weight-asian="bold" style:font-weight-complex="bold"/>
    </style:style>
    <style:style style:name="P54" style:family="paragraph" style:parent-style-name="Standard">
      <style:text-properties fo:font-weight="bold" officeooo:rsid="0056b650" officeooo:paragraph-rsid="0056b650" style:font-weight-asian="bold" style:font-weight-complex="bold"/>
    </style:style>
    <style:style style:name="P55" style:family="paragraph" style:parent-style-name="Standard">
      <style:text-properties fo:font-weight="bold" officeooo:rsid="00573d60" officeooo:paragraph-rsid="00573d60" style:font-weight-asian="bold" style:font-weight-complex="bold"/>
    </style:style>
    <style:style style:name="P56" style:family="paragraph" style:parent-style-name="Standard">
      <style:text-properties fo:font-weight="bold" officeooo:rsid="005917f5" officeooo:paragraph-rsid="005917f5" style:font-weight-asian="bold" style:font-weight-complex="bold"/>
    </style:style>
    <style:style style:name="P57" style:family="paragraph" style:parent-style-name="Standard">
      <style:text-properties fo:font-weight="bold" officeooo:rsid="005b67a4" officeooo:paragraph-rsid="005b67a4" style:font-weight-asian="bold" style:font-weight-complex="bold"/>
    </style:style>
    <style:style style:name="P58" style:family="paragraph" style:parent-style-name="Standard">
      <style:text-properties fo:font-weight="bold" officeooo:rsid="005bc61f" officeooo:paragraph-rsid="005bc61f" style:font-weight-asian="bold" style:font-weight-complex="bold"/>
    </style:style>
    <style:style style:name="P59" style:family="paragraph" style:parent-style-name="Standard">
      <style:text-properties fo:font-weight="bold" officeooo:rsid="005d7482" officeooo:paragraph-rsid="005d7482" style:font-weight-asian="bold" style:font-weight-complex="bold"/>
    </style:style>
    <style:style style:name="P60" style:family="paragraph" style:parent-style-name="Standard">
      <style:text-properties fo:font-weight="bold" officeooo:rsid="0060f142" officeooo:paragraph-rsid="0060f142" style:font-weight-asian="bold" style:font-weight-complex="bold"/>
    </style:style>
    <style:style style:name="P61" style:family="paragraph" style:parent-style-name="Standard">
      <style:text-properties fo:font-weight="bold" officeooo:rsid="006b41a1" officeooo:paragraph-rsid="006b41a1" style:font-weight-asian="bold" style:font-weight-complex="bold"/>
    </style:style>
    <style:style style:name="P62" style:family="paragraph" style:parent-style-name="Standard">
      <style:text-properties fo:font-weight="bold" officeooo:rsid="007014f9" officeooo:paragraph-rsid="007014f9" style:font-weight-asian="bold" style:font-weight-complex="bold"/>
    </style:style>
    <style:style style:name="P63" style:family="paragraph" style:parent-style-name="Standard">
      <style:text-properties fo:font-weight="bold" officeooo:rsid="003bf4ce" officeooo:paragraph-rsid="003bf4ce" fo:background-color="#ffff00" style:font-weight-asian="bold" style:font-weight-complex="bold"/>
    </style:style>
    <style:style style:name="P64" style:family="paragraph" style:parent-style-name="Standard">
      <style:text-properties fo:font-weight="bold" officeooo:rsid="007014f9" officeooo:paragraph-rsid="007014f9" fo:background-color="#ffff00" style:font-weight-asian="bold" style:font-weight-complex="bold"/>
    </style:style>
    <style:style style:name="P65" style:family="paragraph" style:parent-style-name="Standard">
      <style:paragraph-properties fo:text-align="center" style:justify-single-word="false"/>
      <style:text-properties fo:font-size="20pt" fo:font-weight="bold" officeooo:rsid="000fb677" officeooo:paragraph-rsid="000fb677" fo:background-color="#ffff00" style:font-size-asian="20pt" style:font-weight-asian="bold" style:font-size-complex="20pt" style:font-weight-complex="bold"/>
    </style:style>
    <style:style style:name="P66" style:family="paragraph" style:parent-style-name="Standard">
      <style:text-properties officeooo:rsid="00132565" officeooo:paragraph-rsid="00132565"/>
    </style:style>
    <style:style style:name="P67" style:family="paragraph" style:parent-style-name="Standard">
      <style:text-properties officeooo:rsid="001485a1" officeooo:paragraph-rsid="001485a1"/>
    </style:style>
    <style:style style:name="P68" style:family="paragraph" style:parent-style-name="Standard">
      <style:text-properties fo:font-weight="normal" officeooo:rsid="00165c7a" officeooo:paragraph-rsid="00165c7a" style:font-weight-asian="normal" style:font-weight-complex="normal"/>
    </style:style>
    <style:style style:name="P69" style:family="paragraph" style:parent-style-name="Standard">
      <style:text-properties fo:font-weight="normal" officeooo:rsid="0018e1de" officeooo:paragraph-rsid="0018e1de" style:font-weight-asian="normal" style:font-weight-complex="normal"/>
    </style:style>
    <style:style style:name="P70" style:family="paragraph" style:parent-style-name="Standard">
      <style:text-properties fo:font-weight="normal" officeooo:rsid="0018318c" officeooo:paragraph-rsid="0018318c" style:font-weight-asian="normal" style:font-weight-complex="normal"/>
    </style:style>
    <style:style style:name="P71" style:family="paragraph" style:parent-style-name="Standard">
      <style:text-properties fo:font-weight="normal" officeooo:rsid="00181365" officeooo:paragraph-rsid="0018318c" style:font-weight-asian="normal" style:font-weight-complex="normal"/>
    </style:style>
    <style:style style:name="P72" style:family="paragraph" style:parent-style-name="Standard">
      <style:text-properties fo:font-weight="normal" officeooo:rsid="002186a2" officeooo:paragraph-rsid="00220bbf" style:font-weight-asian="normal" style:font-weight-complex="normal"/>
    </style:style>
    <style:style style:name="P73" style:family="paragraph" style:parent-style-name="Standard">
      <style:text-properties fo:font-weight="normal" officeooo:rsid="002186a2" officeooo:paragraph-rsid="002c6fc0" style:font-weight-asian="normal" style:font-weight-complex="normal"/>
    </style:style>
    <style:style style:name="P74" style:family="paragraph" style:parent-style-name="Standard">
      <style:text-properties fo:font-weight="normal" officeooo:rsid="00220bbf" officeooo:paragraph-rsid="00220bbf" style:font-weight-asian="normal" style:font-weight-complex="normal"/>
    </style:style>
    <style:style style:name="P75" style:family="paragraph" style:parent-style-name="Standard">
      <style:text-properties fo:font-weight="normal" officeooo:rsid="0024c514" officeooo:paragraph-rsid="0024c514" style:font-weight-asian="normal" style:font-weight-complex="normal"/>
    </style:style>
    <style:style style:name="P76" style:family="paragraph" style:parent-style-name="Standard">
      <style:text-properties fo:font-weight="normal" officeooo:rsid="00268e0b" officeooo:paragraph-rsid="00268e0b" style:font-weight-asian="normal" style:font-weight-complex="normal"/>
    </style:style>
    <style:style style:name="P77" style:family="paragraph" style:parent-style-name="Standard">
      <style:text-properties fo:font-weight="normal" officeooo:rsid="002a7017" officeooo:paragraph-rsid="002a7017" style:font-weight-asian="normal" style:font-weight-complex="normal"/>
    </style:style>
    <style:style style:name="P78" style:family="paragraph" style:parent-style-name="Standard">
      <style:text-properties fo:font-weight="normal" officeooo:rsid="0024ff0f" officeooo:paragraph-rsid="002de442" style:font-weight-asian="normal" style:font-weight-complex="normal"/>
    </style:style>
    <style:style style:name="P79" style:family="paragraph" style:parent-style-name="Standard">
      <style:text-properties fo:font-weight="normal" officeooo:rsid="002fad95" officeooo:paragraph-rsid="002fad95" style:font-weight-asian="normal" style:font-weight-complex="normal"/>
    </style:style>
    <style:style style:name="P80" style:family="paragraph" style:parent-style-name="Standard">
      <style:text-properties fo:font-weight="normal" officeooo:rsid="002de442" officeooo:paragraph-rsid="002de442" style:font-weight-asian="normal" style:font-weight-complex="normal"/>
    </style:style>
    <style:style style:name="P81" style:family="paragraph" style:parent-style-name="Standard">
      <style:text-properties fo:font-weight="normal" officeooo:rsid="002de442" officeooo:paragraph-rsid="002fad95" style:font-weight-asian="normal" style:font-weight-complex="normal"/>
    </style:style>
    <style:style style:name="P82" style:family="paragraph" style:parent-style-name="Standard">
      <style:text-properties fo:font-weight="normal" officeooo:rsid="002de442" officeooo:paragraph-rsid="003bf4ce" style:font-weight-asian="normal" style:font-weight-complex="normal"/>
    </style:style>
    <style:style style:name="P83" style:family="paragraph" style:parent-style-name="Standard">
      <style:text-properties fo:font-weight="normal" officeooo:rsid="00313ae6" officeooo:paragraph-rsid="00313ae6" style:font-weight-asian="normal" style:font-weight-complex="normal"/>
    </style:style>
    <style:style style:name="P84" style:family="paragraph" style:parent-style-name="Standard">
      <style:text-properties fo:font-weight="normal" officeooo:rsid="00382b21" officeooo:paragraph-rsid="00382b21" style:font-weight-asian="normal" style:font-weight-complex="normal"/>
    </style:style>
    <style:style style:name="P85" style:family="paragraph" style:parent-style-name="Standard">
      <style:text-properties fo:font-weight="normal" officeooo:rsid="003989ce" officeooo:paragraph-rsid="003989ce" style:font-weight-asian="normal" style:font-weight-complex="normal"/>
    </style:style>
    <style:style style:name="P86" style:family="paragraph" style:parent-style-name="Standard">
      <style:text-properties fo:font-weight="normal" officeooo:rsid="003fe372" officeooo:paragraph-rsid="003fe372" style:font-weight-asian="normal" style:font-weight-complex="normal"/>
    </style:style>
    <style:style style:name="P87" style:family="paragraph" style:parent-style-name="Standard">
      <style:text-properties fo:font-weight="normal" officeooo:rsid="00429fc2" officeooo:paragraph-rsid="00429fc2" style:font-weight-asian="normal" style:font-weight-complex="normal"/>
    </style:style>
    <style:style style:name="P88" style:family="paragraph" style:parent-style-name="Standard">
      <style:text-properties fo:font-weight="normal" officeooo:rsid="005b67a4" officeooo:paragraph-rsid="005b67a4" style:font-weight-asian="normal" style:font-weight-complex="normal"/>
    </style:style>
    <style:style style:name="P89" style:family="paragraph" style:parent-style-name="Standard">
      <style:text-properties fo:font-weight="normal" officeooo:rsid="005bc61f" officeooo:paragraph-rsid="005bc61f" style:font-weight-asian="normal" style:font-weight-complex="normal"/>
    </style:style>
    <style:style style:name="P90" style:family="paragraph" style:parent-style-name="Standard">
      <style:text-properties fo:font-weight="normal" officeooo:rsid="005d7482" officeooo:paragraph-rsid="005d7482" style:font-weight-asian="normal" style:font-weight-complex="normal"/>
    </style:style>
    <style:style style:name="P91" style:family="paragraph" style:parent-style-name="Standard">
      <style:text-properties fo:font-weight="normal" officeooo:rsid="0060f142" officeooo:paragraph-rsid="0060f142" style:font-weight-asian="normal" style:font-weight-complex="normal"/>
    </style:style>
    <style:style style:name="P92" style:family="paragraph" style:parent-style-name="Standard">
      <style:text-properties fo:font-weight="normal" officeooo:rsid="005e00e8" officeooo:paragraph-rsid="005e00e8" style:font-weight-asian="normal" style:font-weight-complex="normal"/>
    </style:style>
    <style:style style:name="P93" style:family="paragraph" style:parent-style-name="Standard">
      <style:text-properties fo:font-weight="normal" officeooo:rsid="00696e33" officeooo:paragraph-rsid="00696e33" style:font-weight-asian="normal" style:font-weight-complex="normal"/>
    </style:style>
    <style:style style:name="P94" style:family="paragraph" style:parent-style-name="Standard">
      <style:text-properties fo:font-weight="normal" officeooo:rsid="006b41a1" officeooo:paragraph-rsid="006b41a1" style:font-weight-asian="normal" style:font-weight-complex="normal"/>
    </style:style>
    <style:style style:name="P95" style:family="paragraph" style:parent-style-name="Standard">
      <style:text-properties fo:font-size="8pt" fo:font-weight="normal" officeooo:rsid="0018e1de" officeooo:paragraph-rsid="0018e1de" style:font-size-asian="8pt" style:font-weight-asian="normal" style:font-size-complex="8pt" style:font-weight-complex="normal"/>
    </style:style>
    <style:style style:name="P96" style:family="paragraph" style:parent-style-name="Standard">
      <style:text-properties fo:font-size="12pt" fo:font-weight="bold" officeooo:rsid="002394bd" officeooo:paragraph-rsid="002394bd" fo:background-color="#ffff00" style:font-size-asian="12pt" style:font-weight-asian="bold" style:font-size-complex="12pt" style:font-weight-complex="bold"/>
    </style:style>
    <style:style style:name="P97" style:family="paragraph" style:parent-style-name="Standard">
      <style:text-properties fo:font-size="12pt" style:text-underline-style="solid" style:text-underline-width="auto" style:text-underline-color="font-color" fo:font-weight="bold" officeooo:rsid="004442c1" officeooo:paragraph-rsid="004442c1" style:font-size-asian="12pt" style:font-weight-asian="bold" style:font-size-complex="12pt" style:font-weight-complex="bold"/>
    </style:style>
    <style:style style:name="P98" style:family="paragraph" style:parent-style-name="Standard">
      <style:text-properties fo:font-size="12pt" fo:font-style="normal" style:text-underline-style="solid" style:text-underline-width="auto" style:text-underline-color="font-color" fo:font-weight="bold" officeooo:rsid="004442c1" officeooo:paragraph-rsid="004442c1" style:font-size-asian="12pt" style:font-style-asian="normal" style:font-weight-asian="bold" style:font-size-complex="12pt" style:font-style-complex="normal" style:font-weight-complex="bold"/>
    </style:style>
    <style:style style:name="P99" style:family="paragraph" style:parent-style-name="Standard">
      <style:text-properties fo:font-size="12pt" style:text-underline-style="none" fo:font-weight="normal" officeooo:rsid="004442c1" officeooo:paragraph-rsid="004442c1" style:font-size-asian="12pt" style:font-weight-asian="normal" style:font-size-complex="12pt" style:font-weight-complex="normal"/>
    </style:style>
    <style:style style:name="P100" style:family="paragraph" style:parent-style-name="Standard">
      <style:text-properties fo:font-size="10pt" fo:font-weight="bold" officeooo:rsid="002186a2" officeooo:paragraph-rsid="002c6fc0" style:font-size-asian="10pt" style:font-weight-asian="bold" style:font-size-complex="10pt" style:font-weight-complex="bold"/>
    </style:style>
    <style:style style:name="P101" style:family="paragraph" style:parent-style-name="Standard">
      <style:text-properties fo:font-size="10pt" fo:font-weight="bold" officeooo:rsid="00429fc2" officeooo:paragraph-rsid="00429fc2" style:font-size-asian="10pt" style:font-weight-asian="bold" style:font-size-complex="10pt" style:font-weight-complex="bold"/>
    </style:style>
    <style:style style:name="P102" style:family="paragraph" style:parent-style-name="Standard">
      <style:text-properties fo:font-size="10pt" fo:font-weight="bold" officeooo:rsid="005e00e8" officeooo:paragraph-rsid="005f3377" style:font-size-asian="10pt" style:font-weight-asian="bold" style:font-size-complex="10pt" style:font-weight-complex="bold"/>
    </style:style>
    <style:style style:name="P103" style:family="paragraph" style:parent-style-name="Standard">
      <style:text-properties fo:font-size="10pt" fo:font-weight="bold" officeooo:rsid="00696e33" officeooo:paragraph-rsid="00696e33" style:font-size-asian="10pt" style:font-weight-asian="bold" style:font-size-complex="10pt" style:font-weight-complex="bold"/>
    </style:style>
    <style:style style:name="P104" style:family="paragraph" style:parent-style-name="Standard">
      <style:text-properties fo:font-size="10pt" fo:font-weight="bold" officeooo:rsid="006b41a1" officeooo:paragraph-rsid="006b41a1" style:font-size-asian="10pt" style:font-weight-asian="bold" style:font-size-complex="10pt" style:font-weight-complex="bold"/>
    </style:style>
    <style:style style:name="P105" style:family="paragraph" style:parent-style-name="Standard">
      <style:text-properties fo:font-size="10pt" fo:font-weight="normal" officeooo:rsid="002186a2" officeooo:paragraph-rsid="002c6fc0" style:font-size-asian="10pt" style:font-weight-asian="normal" style:font-size-complex="10pt" style:font-weight-complex="normal"/>
    </style:style>
    <style:style style:name="P106" style:family="paragraph" style:parent-style-name="Standard">
      <style:text-properties fo:font-size="10pt" fo:font-weight="normal" officeooo:rsid="003b81e1" officeooo:paragraph-rsid="003a8c60" style:font-size-asian="10pt" style:font-weight-asian="normal" style:font-size-complex="10pt" style:font-weight-complex="normal"/>
    </style:style>
    <style:style style:name="P107" style:family="paragraph" style:parent-style-name="Standard">
      <style:text-properties fo:font-size="10pt" fo:font-weight="normal" officeooo:rsid="00429fc2" officeooo:paragraph-rsid="00429fc2" style:font-size-asian="10pt" style:font-weight-asian="normal" style:font-size-complex="10pt" style:font-weight-complex="normal"/>
    </style:style>
    <style:style style:name="P108" style:family="paragraph" style:parent-style-name="Standard">
      <style:text-properties fo:font-size="10pt" fo:font-weight="normal" officeooo:rsid="005e00e8" officeooo:paragraph-rsid="005f3377" style:font-size-asian="10pt" style:font-weight-asian="normal" style:font-size-complex="10pt" style:font-weight-complex="normal"/>
    </style:style>
    <style:style style:name="P109" style:family="paragraph" style:parent-style-name="Standard">
      <style:text-properties fo:font-size="10pt" fo:font-weight="normal" officeooo:rsid="005e00e8" officeooo:paragraph-rsid="005e00e8" style:font-size-asian="10pt" style:font-weight-asian="normal" style:font-size-complex="10pt" style:font-weight-complex="normal"/>
    </style:style>
    <style:style style:name="P110" style:family="paragraph" style:parent-style-name="Standard">
      <style:text-properties fo:font-size="10pt" fo:font-weight="normal" officeooo:rsid="00696e33" officeooo:paragraph-rsid="00696e33" style:font-size-asian="10pt" style:font-weight-asian="normal" style:font-size-complex="10pt" style:font-weight-complex="normal"/>
    </style:style>
    <style:style style:name="P111" style:family="paragraph" style:parent-style-name="Standard">
      <style:text-properties fo:font-size="10pt" fo:font-weight="normal" officeooo:rsid="006b41a1" officeooo:paragraph-rsid="006b41a1" style:font-size-asian="10pt" style:font-weight-asian="normal" style:font-size-complex="10pt" style:font-weight-complex="normal"/>
    </style:style>
    <style:style style:name="P112" style:family="paragraph" style:parent-style-name="Standard">
      <style:text-properties fo:font-size="10pt" style:text-underline-style="solid" style:text-underline-width="auto" style:text-underline-color="font-color" fo:font-weight="bold" officeooo:rsid="0070fea2" officeooo:paragraph-rsid="0070fea2" style:font-size-asian="10pt" style:font-weight-asian="bold" style:font-size-complex="10pt" style:font-weight-complex="bold"/>
    </style:style>
    <style:style style:name="P113" style:family="paragraph" style:parent-style-name="Standard">
      <style:text-properties fo:font-size="10pt" style:text-underline-style="none" fo:font-weight="normal" officeooo:rsid="0070fea2" officeooo:paragraph-rsid="0070fea2" style:font-size-asian="10pt" style:font-weight-asian="normal" style:font-size-complex="10pt" style:font-weight-complex="normal"/>
    </style:style>
    <style:style style:name="P114" style:family="paragraph" style:parent-style-name="Standard">
      <style:text-properties style:text-underline-style="solid" style:text-underline-width="auto" style:text-underline-color="font-color" fo:font-weight="bold" officeooo:rsid="00707b76" officeooo:paragraph-rsid="00707b76" style:font-weight-asian="bold" style:font-weight-complex="bold"/>
    </style:style>
    <style:style style:name="P115" style:family="paragraph" style:parent-style-name="Standard">
      <style:text-properties style:text-underline-style="solid" style:text-underline-width="auto" style:text-underline-color="font-color" fo:font-weight="bold" officeooo:rsid="0070fea2" officeooo:paragraph-rsid="0070fea2" style:font-weight-asian="bold" style:font-weight-complex="bold"/>
    </style:style>
    <style:style style:name="P116" style:family="paragraph" style:parent-style-name="Standard">
      <style:text-properties style:text-underline-style="solid" style:text-underline-width="auto" style:text-underline-color="font-color" fo:font-weight="bold" officeooo:rsid="00727221" officeooo:paragraph-rsid="00727221" style:font-weight-asian="bold" style:font-weight-complex="bold"/>
    </style:style>
    <style:style style:name="P117" style:family="paragraph" style:parent-style-name="Standard">
      <style:text-properties style:text-underline-style="solid" style:text-underline-width="auto" style:text-underline-color="font-color" fo:font-weight="bold" officeooo:rsid="00727a7b" officeooo:paragraph-rsid="00727a7b" style:font-weight-asian="bold" style:font-weight-complex="bold"/>
    </style:style>
    <style:style style:name="P118" style:family="paragraph" style:parent-style-name="Standard">
      <style:text-properties style:text-underline-style="solid" style:text-underline-width="auto" style:text-underline-color="font-color" fo:font-weight="bold" officeooo:rsid="007755dd" officeooo:paragraph-rsid="007755dd" style:font-weight-asian="bold" style:font-weight-complex="bold"/>
    </style:style>
    <style:style style:name="P119" style:family="paragraph" style:parent-style-name="Standard">
      <style:text-properties style:text-underline-style="solid" style:text-underline-width="auto" style:text-underline-color="font-color" fo:font-weight="bold" officeooo:rsid="007bed5f" officeooo:paragraph-rsid="007bed5f" style:font-weight-asian="bold" style:font-weight-complex="bold"/>
    </style:style>
    <style:style style:name="P120" style:family="paragraph" style:parent-style-name="Standard">
      <style:text-properties style:text-underline-style="solid" style:text-underline-width="auto" style:text-underline-color="font-color" fo:font-weight="bold" officeooo:rsid="0083c83b" officeooo:paragraph-rsid="0083c83b" style:font-weight-asian="bold" style:font-weight-complex="bold"/>
    </style:style>
    <style:style style:name="P121" style:family="paragraph" style:parent-style-name="Standard">
      <style:text-properties style:text-underline-style="solid" style:text-underline-width="auto" style:text-underline-color="font-color" fo:font-weight="bold" officeooo:rsid="00853284" officeooo:paragraph-rsid="00853284" style:font-weight-asian="bold" style:font-weight-complex="bold"/>
    </style:style>
    <style:style style:name="P122" style:family="paragraph" style:parent-style-name="Standard">
      <style:text-properties style:text-underline-style="solid" style:text-underline-width="auto" style:text-underline-color="font-color" fo:font-weight="bold" officeooo:rsid="007898e7" officeooo:paragraph-rsid="007898e7" style:font-weight-asian="bold" style:font-weight-complex="bold"/>
    </style:style>
    <style:style style:name="P123" style:family="paragraph" style:parent-style-name="Standard">
      <style:text-properties style:text-underline-style="solid" style:text-underline-width="auto" style:text-underline-color="font-color" fo:font-weight="bold" officeooo:rsid="007a69a4" officeooo:paragraph-rsid="007bed5f" style:font-weight-asian="bold" style:font-weight-complex="bold"/>
    </style:style>
    <style:style style:name="P124" style:family="paragraph" style:parent-style-name="Standard">
      <style:text-properties style:text-underline-style="solid" style:text-underline-width="auto" style:text-underline-color="font-color" fo:font-weight="bold" officeooo:rsid="0081bacd" officeooo:paragraph-rsid="0081bacd" style:font-weight-asian="bold" style:font-weight-complex="bold"/>
    </style:style>
    <style:style style:name="P125" style:family="paragraph" style:parent-style-name="Standard">
      <style:text-properties style:text-underline-style="solid" style:text-underline-width="auto" style:text-underline-color="font-color" fo:font-weight="bold" officeooo:rsid="00855080" officeooo:paragraph-rsid="00855080" style:font-weight-asian="bold" style:font-weight-complex="bold"/>
    </style:style>
    <style:style style:name="P126" style:family="paragraph" style:parent-style-name="Standard">
      <style:text-properties style:text-underline-style="solid" style:text-underline-width="auto" style:text-underline-color="font-color" fo:font-weight="normal" officeooo:rsid="00727221" officeooo:paragraph-rsid="00727221" style:font-weight-asian="normal" style:font-weight-complex="normal"/>
    </style:style>
    <style:style style:name="P127" style:family="paragraph" style:parent-style-name="Standard">
      <style:text-properties style:text-underline-style="none" fo:font-weight="normal" officeooo:rsid="0070fea2" officeooo:paragraph-rsid="0070fea2" style:font-weight-asian="normal" style:font-weight-complex="normal"/>
    </style:style>
    <style:style style:name="P128" style:family="paragraph" style:parent-style-name="Standard">
      <style:text-properties style:text-underline-style="none" fo:font-weight="normal" officeooo:rsid="007a69a4" officeooo:paragraph-rsid="007e0ed4" style:font-weight-asian="normal" style:font-weight-complex="normal"/>
    </style:style>
    <style:style style:name="P129" style:family="paragraph" style:parent-style-name="Standard">
      <style:text-properties style:text-underline-style="none" fo:font-weight="normal" officeooo:rsid="007a69a4" officeooo:paragraph-rsid="007a69a4" style:font-weight-asian="normal" style:font-weight-complex="normal"/>
    </style:style>
    <style:style style:name="P130" style:family="paragraph" style:parent-style-name="Standard">
      <style:text-properties style:text-underline-style="none" fo:font-weight="normal" officeooo:rsid="007a69a4" officeooo:paragraph-rsid="007bed5f" style:font-weight-asian="normal" style:font-weight-complex="normal"/>
    </style:style>
    <style:style style:name="P131" style:family="paragraph" style:parent-style-name="Standard">
      <style:text-properties style:text-underline-style="none" fo:font-weight="normal" officeooo:rsid="00727a7b" officeooo:paragraph-rsid="00727a7b" style:font-weight-asian="normal" style:font-weight-complex="normal"/>
    </style:style>
    <style:style style:name="P132" style:family="paragraph" style:parent-style-name="Standard">
      <style:text-properties style:text-underline-style="none" fo:font-weight="normal" officeooo:rsid="007f5e2e" officeooo:paragraph-rsid="007f5e2e" style:font-weight-asian="normal" style:font-weight-complex="normal"/>
    </style:style>
    <style:style style:name="P133" style:family="paragraph" style:parent-style-name="Standard">
      <style:text-properties style:text-underline-style="none" fo:font-weight="normal" officeooo:rsid="0080ae1d" officeooo:paragraph-rsid="0080ae1d" style:font-weight-asian="normal" style:font-weight-complex="normal"/>
    </style:style>
    <style:style style:name="P134" style:family="paragraph" style:parent-style-name="Standard">
      <style:text-properties style:text-underline-style="none" fo:font-weight="normal" officeooo:rsid="00711405" officeooo:paragraph-rsid="00711405" style:font-weight-asian="normal" style:font-weight-complex="normal"/>
    </style:style>
    <style:style style:name="P135" style:family="paragraph" style:parent-style-name="Standard">
      <style:text-properties style:text-underline-style="none" fo:font-weight="normal" officeooo:rsid="007898e7" officeooo:paragraph-rsid="007898e7" style:font-weight-asian="normal" style:font-weight-complex="normal"/>
    </style:style>
    <style:style style:name="P136" style:family="paragraph" style:parent-style-name="Standard">
      <style:text-properties style:text-underline-style="none" fo:font-weight="normal" officeooo:rsid="0080ca0f" officeooo:paragraph-rsid="0080ca0f" style:font-weight-asian="normal" style:font-weight-complex="normal"/>
    </style:style>
    <style:style style:name="P137" style:family="paragraph" style:parent-style-name="Standard">
      <style:text-properties style:text-underline-style="none" fo:font-weight="normal" officeooo:rsid="008377b1" officeooo:paragraph-rsid="008377b1" style:font-weight-asian="normal" style:font-weight-complex="normal"/>
    </style:style>
    <style:style style:name="P138" style:family="paragraph" style:parent-style-name="Standard">
      <style:text-properties style:text-underline-style="none" fo:font-weight="normal" officeooo:rsid="00855080" officeooo:paragraph-rsid="00855080" style:font-weight-asian="normal" style:font-weight-complex="normal"/>
    </style:style>
    <style:style style:name="P139" style:family="paragraph" style:parent-style-name="Standard">
      <style:text-properties style:text-underline-style="none" fo:font-weight="normal" officeooo:rsid="00913ecb" officeooo:paragraph-rsid="00913ecb" style:font-weight-asian="normal" style:font-weight-complex="normal"/>
    </style:style>
    <style:style style:name="P140" style:family="paragraph" style:parent-style-name="Standard">
      <style:text-properties style:text-underline-style="none" fo:font-weight="normal" officeooo:rsid="00926e1e" officeooo:paragraph-rsid="00926e1e" style:font-weight-asian="normal" style:font-weight-complex="normal"/>
    </style:style>
    <style:style style:name="P141" style:family="paragraph" style:parent-style-name="Standard">
      <style:text-properties style:text-underline-style="none" fo:font-weight="normal" officeooo:rsid="0094aa66" officeooo:paragraph-rsid="0094aa66" style:font-weight-asian="normal" style:font-weight-complex="normal"/>
    </style:style>
    <style:style style:name="P142" style:family="paragraph" style:parent-style-name="Standard">
      <style:text-properties style:text-underline-style="none" fo:font-weight="bold" officeooo:rsid="0080ae1d" officeooo:paragraph-rsid="0080ae1d" style:font-weight-asian="bold" style:font-weight-complex="bold"/>
    </style:style>
    <style:style style:name="P143" style:family="paragraph" style:parent-style-name="Standard">
      <style:text-properties style:text-underline-style="none" fo:font-weight="bold" officeooo:rsid="0080ca0f" officeooo:paragraph-rsid="0080ca0f" style:font-weight-asian="bold" style:font-weight-complex="bold"/>
    </style:style>
    <style:style style:name="P144" style:family="paragraph" style:parent-style-name="Standard">
      <style:text-properties style:text-underline-style="none" fo:font-weight="bold" officeooo:rsid="007e537e" officeooo:paragraph-rsid="007e537e" style:font-weight-asian="bold" style:font-weight-complex="bold"/>
    </style:style>
    <style:style style:name="P145" style:family="paragraph" style:parent-style-name="Standard">
      <style:text-properties style:text-underline-style="none" fo:font-weight="bold" officeooo:rsid="008377b1" officeooo:paragraph-rsid="008377b1" style:font-weight-asian="bold" style:font-weight-complex="bold"/>
    </style:style>
    <style:style style:name="P146" style:family="paragraph" style:parent-style-name="Standard">
      <style:text-properties style:text-underline-style="none" fo:font-weight="bold" officeooo:rsid="0083c83b" officeooo:paragraph-rsid="0083c83b" style:font-weight-asian="bold" style:font-weight-complex="bold"/>
    </style:style>
    <style:style style:name="P147" style:family="paragraph" style:parent-style-name="Standard">
      <style:text-properties style:text-underline-style="none" fo:font-weight="bold" officeooo:rsid="00913ecb" officeooo:paragraph-rsid="00913ecb" style:font-weight-asian="bold" style:font-weight-complex="bold"/>
    </style:style>
    <style:style style:name="P148" style:family="paragraph" style:parent-style-name="Standard">
      <style:text-properties style:text-underline-style="none" fo:font-weight="bold" officeooo:rsid="0094aa66" officeooo:paragraph-rsid="0094aa66" style:font-weight-asian="bold" style:font-weight-complex="bold"/>
    </style:style>
    <style:style style:name="P149" style:family="paragraph" style:parent-style-name="Standard">
      <style:text-properties style:text-underline-style="none" fo:font-weight="bold" officeooo:rsid="00913ecb" officeooo:paragraph-rsid="00913ecb" fo:background-color="#ffff00" style:font-weight-asian="bold" style:font-weight-complex="bold"/>
    </style:style>
    <style:style style:name="P150" style:family="paragraph" style:parent-style-name="Standard">
      <style:text-properties fo:font-weight="bold" officeooo:rsid="001d1bd9" officeooo:paragraph-rsid="001d1bd9" style:font-weight-asian="bold" style:font-weight-complex="bold"/>
    </style:style>
    <style:style style:name="P151" style:family="paragraph" style:parent-style-name="Standard">
      <style:text-properties fo:font-weight="bold" officeooo:rsid="00268e0b" officeooo:paragraph-rsid="002a7017" style:font-weight-asian="bold" style:font-weight-complex="bold"/>
    </style:style>
    <style:style style:name="P152" style:family="paragraph" style:parent-style-name="Standard">
      <style:text-properties fo:font-weight="bold" officeooo:rsid="00268e0b" officeooo:paragraph-rsid="00288628" style:font-weight-asian="bold" style:font-weight-complex="bold"/>
    </style:style>
    <style:style style:name="P153" style:family="paragraph" style:parent-style-name="Standard">
      <style:text-properties fo:font-weight="bold" officeooo:rsid="002c6fc0" officeooo:paragraph-rsid="002c6fc0" style:font-weight-asian="bold" style:font-weight-complex="bold"/>
    </style:style>
    <style:style style:name="P154" style:family="paragraph" style:parent-style-name="Standard">
      <style:text-properties fo:font-weight="bold" officeooo:rsid="00322e5a" officeooo:paragraph-rsid="00322e5a" style:font-weight-asian="bold" style:font-weight-complex="bold"/>
    </style:style>
    <style:style style:name="P155" style:family="paragraph" style:parent-style-name="Standard">
      <style:text-properties fo:font-weight="bold" officeooo:rsid="00342217" officeooo:paragraph-rsid="00342217" style:font-weight-asian="bold" style:font-weight-complex="bold"/>
    </style:style>
    <style:style style:name="P156" style:family="paragraph" style:parent-style-name="Standard">
      <style:text-properties fo:font-weight="bold" officeooo:rsid="00357f3e" officeooo:paragraph-rsid="00357f3e" style:font-weight-asian="bold" style:font-weight-complex="bold"/>
    </style:style>
    <style:style style:name="P157" style:family="paragraph" style:parent-style-name="Standard">
      <style:text-properties fo:font-weight="bold" officeooo:rsid="00361fc7" officeooo:paragraph-rsid="00361fc7" style:font-weight-asian="bold" style:font-weight-complex="bold"/>
    </style:style>
    <style:style style:name="P158" style:family="paragraph" style:parent-style-name="Standard">
      <style:text-properties fo:font-weight="bold" officeooo:rsid="0041a41c" officeooo:paragraph-rsid="0041a41c" style:font-weight-asian="bold" style:font-weight-complex="bold"/>
    </style:style>
    <style:style style:name="P159" style:family="paragraph" style:parent-style-name="Standard">
      <style:text-properties fo:font-weight="bold" officeooo:rsid="003fe372" officeooo:paragraph-rsid="004a1f4f" style:font-weight-asian="bold" style:font-weight-complex="bold"/>
    </style:style>
    <style:style style:name="P160" style:family="paragraph" style:parent-style-name="Standard">
      <style:text-properties fo:font-weight="bold" officeooo:rsid="003fe372" officeooo:paragraph-rsid="004cfc9e" style:font-weight-asian="bold" style:font-weight-complex="bold"/>
    </style:style>
    <style:style style:name="P161" style:family="paragraph" style:parent-style-name="Standard">
      <style:text-properties fo:font-weight="bold" officeooo:rsid="003fe372" officeooo:paragraph-rsid="00599bce" style:font-weight-asian="bold" style:font-weight-complex="bold"/>
    </style:style>
    <style:style style:name="P162" style:family="paragraph" style:parent-style-name="Standard">
      <style:text-properties fo:font-weight="bold" officeooo:rsid="003fe372" officeooo:paragraph-rsid="005e00e8" style:font-weight-asian="bold" style:font-weight-complex="bold"/>
    </style:style>
    <style:style style:name="P163" style:family="paragraph" style:parent-style-name="Standard">
      <style:text-properties fo:font-weight="bold" officeooo:rsid="003fe372" officeooo:paragraph-rsid="006fc039" style:font-weight-asian="bold" style:font-weight-complex="bold"/>
    </style:style>
    <style:style style:name="P164" style:family="paragraph" style:parent-style-name="Standard">
      <style:text-properties fo:font-weight="bold" officeooo:rsid="003fe372" officeooo:paragraph-rsid="00a7378e" style:font-weight-asian="bold" style:font-weight-complex="bold"/>
    </style:style>
    <style:style style:name="P165" style:family="paragraph" style:parent-style-name="Standard">
      <style:text-properties fo:font-weight="bold" officeooo:rsid="003fe372" officeooo:paragraph-rsid="00ace842" style:font-weight-asian="bold" style:font-weight-complex="bold"/>
    </style:style>
    <style:style style:name="P166" style:family="paragraph" style:parent-style-name="Standard">
      <style:text-properties fo:font-weight="bold" officeooo:rsid="004902dd" officeooo:paragraph-rsid="004902dd" style:font-weight-asian="bold" style:font-weight-complex="bold"/>
    </style:style>
    <style:style style:name="P167" style:family="paragraph" style:parent-style-name="Standard">
      <style:text-properties fo:font-weight="bold" officeooo:rsid="00429fc2" officeooo:paragraph-rsid="00429fc2" style:font-weight-asian="bold" style:font-weight-complex="bold"/>
    </style:style>
    <style:style style:name="P168" style:family="paragraph" style:parent-style-name="Standard">
      <style:text-properties fo:font-weight="bold" officeooo:rsid="004bf2b5" officeooo:paragraph-rsid="004bf2b5" style:font-weight-asian="bold" style:font-weight-complex="bold"/>
    </style:style>
    <style:style style:name="P169" style:family="paragraph" style:parent-style-name="Standard">
      <style:text-properties fo:font-weight="bold" officeooo:rsid="004cd3fa" officeooo:paragraph-rsid="004cd3fa" style:font-weight-asian="bold" style:font-weight-complex="bold"/>
    </style:style>
    <style:style style:name="P170" style:family="paragraph" style:parent-style-name="Standard">
      <style:text-properties fo:font-weight="bold" officeooo:rsid="004d1139" officeooo:paragraph-rsid="004d1139" style:font-weight-asian="bold" style:font-weight-complex="bold"/>
    </style:style>
    <style:style style:name="P171" style:family="paragraph" style:parent-style-name="Standard">
      <style:text-properties fo:font-weight="bold" officeooo:rsid="004f8679" officeooo:paragraph-rsid="004f8679" style:font-weight-asian="bold" style:font-weight-complex="bold"/>
    </style:style>
    <style:style style:name="P172" style:family="paragraph" style:parent-style-name="Standard">
      <style:text-properties fo:font-weight="bold" officeooo:rsid="0050fa88" officeooo:paragraph-rsid="0050fa88" style:font-weight-asian="bold" style:font-weight-complex="bold"/>
    </style:style>
    <style:style style:name="P173" style:family="paragraph" style:parent-style-name="Standard">
      <style:text-properties fo:font-weight="bold" officeooo:rsid="00525b91" officeooo:paragraph-rsid="00525b91" style:font-weight-asian="bold" style:font-weight-complex="bold"/>
    </style:style>
    <style:style style:name="P174" style:family="paragraph" style:parent-style-name="Standard">
      <style:text-properties fo:font-weight="bold" officeooo:rsid="0053eea6" officeooo:paragraph-rsid="0053eea6" style:font-weight-asian="bold" style:font-weight-complex="bold"/>
    </style:style>
    <style:style style:name="P175" style:family="paragraph" style:parent-style-name="Standard">
      <style:text-properties fo:font-weight="bold" officeooo:rsid="0054e43f" officeooo:paragraph-rsid="0054e43f" style:font-weight-asian="bold" style:font-weight-complex="bold"/>
    </style:style>
    <style:style style:name="P176" style:family="paragraph" style:parent-style-name="Standard">
      <style:text-properties fo:font-weight="bold" officeooo:rsid="0056b650" officeooo:paragraph-rsid="0056b650" style:font-weight-asian="bold" style:font-weight-complex="bold"/>
    </style:style>
    <style:style style:name="P177" style:family="paragraph" style:parent-style-name="Standard">
      <style:text-properties fo:font-weight="bold" officeooo:rsid="00573d60" officeooo:paragraph-rsid="00573d60" style:font-weight-asian="bold" style:font-weight-complex="bold"/>
    </style:style>
    <style:style style:name="P178" style:family="paragraph" style:parent-style-name="Standard" style:list-style-name="L2">
      <style:text-properties fo:font-weight="bold" officeooo:rsid="005917f5" officeooo:paragraph-rsid="005917f5" style:font-weight-asian="bold" style:font-weight-complex="bold"/>
    </style:style>
    <style:style style:name="P179" style:family="paragraph" style:parent-style-name="Standard">
      <style:text-properties fo:font-weight="bold" officeooo:rsid="005980bf" officeooo:paragraph-rsid="005980bf" style:font-weight-asian="bold" style:font-weight-complex="bold"/>
    </style:style>
    <style:style style:name="P180" style:family="paragraph" style:parent-style-name="Standard">
      <style:text-properties fo:font-weight="bold" officeooo:rsid="007014f9" officeooo:paragraph-rsid="007014f9" style:font-weight-asian="bold" style:font-weight-complex="bold"/>
    </style:style>
    <style:style style:name="P181" style:family="paragraph" style:parent-style-name="Standard">
      <style:text-properties fo:font-weight="bold" officeooo:rsid="00995832" officeooo:paragraph-rsid="00995832" style:font-weight-asian="bold" style:font-weight-complex="bold"/>
    </style:style>
    <style:style style:name="P182" style:family="paragraph" style:parent-style-name="Standard" style:list-style-name="L4">
      <style:text-properties fo:font-weight="bold" officeooo:rsid="009a5bdd" officeooo:paragraph-rsid="009a5bdd" style:font-weight-asian="bold" style:font-weight-complex="bold"/>
    </style:style>
    <style:style style:name="P183" style:family="paragraph" style:parent-style-name="Standard" style:list-style-name="L4">
      <style:text-properties fo:font-weight="bold" officeooo:rsid="009a5bdd" officeooo:paragraph-rsid="009a8e8e" style:font-weight-asian="bold" style:font-weight-complex="bold"/>
    </style:style>
    <style:style style:name="P184" style:family="paragraph" style:parent-style-name="Standard" style:list-style-name="L4">
      <style:text-properties fo:font-weight="bold" officeooo:rsid="009e78be" officeooo:paragraph-rsid="009e78be" style:font-weight-asian="bold" style:font-weight-complex="bold"/>
    </style:style>
    <style:style style:name="P185" style:family="paragraph" style:parent-style-name="Standard" style:list-style-name="L4">
      <style:text-properties fo:font-weight="bold" officeooo:rsid="009ef908" officeooo:paragraph-rsid="009ef908" style:font-weight-asian="bold" style:font-weight-complex="bold"/>
    </style:style>
    <style:style style:name="P186" style:family="paragraph" style:parent-style-name="Standard">
      <style:text-properties fo:font-weight="bold" officeooo:rsid="009ef908" officeooo:paragraph-rsid="009ef908" style:font-weight-asian="bold" style:font-weight-complex="bold"/>
    </style:style>
    <style:style style:name="P187" style:family="paragraph" style:parent-style-name="Standard" style:list-style-name="L4">
      <style:text-properties fo:font-weight="bold" officeooo:rsid="009f3922" officeooo:paragraph-rsid="009f3922" style:font-weight-asian="bold" style:font-weight-complex="bold"/>
    </style:style>
    <style:style style:name="P188" style:family="paragraph" style:parent-style-name="Standard">
      <style:text-properties fo:font-weight="bold" officeooo:rsid="009f3922" officeooo:paragraph-rsid="009f3922" style:font-weight-asian="bold" style:font-weight-complex="bold"/>
    </style:style>
    <style:style style:name="P189" style:family="paragraph" style:parent-style-name="Standard">
      <style:text-properties fo:font-weight="bold" officeooo:rsid="00995832" officeooo:paragraph-rsid="00995832" fo:background-color="#ffff00" style:font-weight-asian="bold" style:font-weight-complex="bold"/>
    </style:style>
    <style:style style:name="P190" style:family="paragraph" style:parent-style-name="Standard">
      <style:text-properties fo:font-weight="bold" officeooo:rsid="009ef908" officeooo:paragraph-rsid="009ef908" fo:background-color="#ffff00" style:font-weight-asian="bold" style:font-weight-complex="bold"/>
    </style:style>
    <style:style style:name="P191" style:family="paragraph" style:parent-style-name="Standard" style:list-style-name="L1">
      <style:text-properties fo:font-weight="normal" officeooo:rsid="004af25b" officeooo:paragraph-rsid="004af25b" style:font-weight-asian="normal" style:font-weight-complex="normal"/>
    </style:style>
    <style:style style:name="P192" style:family="paragraph" style:parent-style-name="Standard" style:list-style-name="L4">
      <style:text-properties fo:font-weight="normal" officeooo:rsid="009f3922" officeooo:paragraph-rsid="009f54b5" style:font-weight-asian="normal" style:font-weight-complex="normal"/>
    </style:style>
    <style:style style:name="P193" style:family="paragraph" style:parent-style-name="Standard" style:list-style-name="L4">
      <style:text-properties fo:font-weight="normal" officeooo:rsid="00a12ed9" officeooo:paragraph-rsid="00a12ed9" style:font-weight-asian="normal" style:font-weight-complex="normal"/>
    </style:style>
    <style:style style:name="P194" style:family="paragraph" style:parent-style-name="Standard">
      <style:text-properties fo:font-weight="normal" officeooo:rsid="00a12ed9" officeooo:paragraph-rsid="00a12ed9" style:font-weight-asian="normal" style:font-weight-complex="normal"/>
    </style:style>
    <style:style style:name="P195" style:family="paragraph" style:parent-style-name="Standard" style:list-style-name="L4">
      <style:text-properties fo:font-weight="normal" officeooo:rsid="00a22064" officeooo:paragraph-rsid="00a22064" style:font-weight-asian="normal" style:font-weight-complex="normal"/>
    </style:style>
    <style:style style:name="P196" style:family="paragraph" style:parent-style-name="Standard">
      <style:text-properties style:text-underline-style="none" fo:font-weight="normal" officeooo:rsid="0094f874" officeooo:paragraph-rsid="0094f874" style:font-weight-asian="normal" style:font-weight-complex="normal"/>
    </style:style>
    <style:style style:name="P197" style:family="paragraph" style:parent-style-name="Standard">
      <style:text-properties style:text-underline-style="none" fo:font-weight="normal" officeooo:rsid="0094f874" officeooo:paragraph-rsid="00acd4cc" style:font-weight-asian="normal" style:font-weight-complex="normal"/>
    </style:style>
    <style:style style:name="P198" style:family="paragraph" style:parent-style-name="Standard">
      <style:text-properties style:text-underline-style="none" fo:font-weight="normal" officeooo:rsid="00926e1e" officeooo:paragraph-rsid="00913ecb" style:font-weight-asian="normal" style:font-weight-complex="normal"/>
    </style:style>
    <style:style style:name="P199" style:family="paragraph" style:parent-style-name="Standard">
      <style:text-properties style:text-underline-style="none" fo:font-weight="normal" officeooo:rsid="00aa1ccb" officeooo:paragraph-rsid="00ab72b0" style:font-weight-asian="normal" style:font-weight-complex="normal"/>
    </style:style>
    <style:style style:name="P200" style:family="paragraph" style:parent-style-name="Standard">
      <style:text-properties style:text-underline-style="none" fo:font-weight="normal" officeooo:rsid="00ab72b0" officeooo:paragraph-rsid="00ab72b0" style:font-weight-asian="normal" style:font-weight-complex="normal"/>
    </style:style>
    <style:style style:name="P201" style:family="paragraph" style:parent-style-name="Standard">
      <style:text-properties style:text-underline-style="none" fo:font-weight="normal" officeooo:rsid="00acd4cc" officeooo:paragraph-rsid="00acd4cc" style:font-weight-asian="normal" style:font-weight-complex="normal"/>
    </style:style>
    <style:style style:name="P202" style:family="paragraph" style:parent-style-name="Standard">
      <style:text-properties style:text-underline-style="none" fo:font-weight="normal" officeooo:rsid="00ad6430" officeooo:paragraph-rsid="00ad6430" style:font-weight-asian="normal" style:font-weight-complex="normal"/>
    </style:style>
    <style:style style:name="P203" style:family="paragraph" style:parent-style-name="Standard">
      <style:text-properties style:text-underline-style="none" fo:font-weight="normal" officeooo:rsid="00adf05c" officeooo:paragraph-rsid="00adf05c" style:font-weight-asian="normal" style:font-weight-complex="normal"/>
    </style:style>
    <style:style style:name="P204" style:family="paragraph" style:parent-style-name="Standard">
      <style:text-properties style:text-underline-style="none" fo:font-weight="bold" officeooo:rsid="00913ecb" officeooo:paragraph-rsid="00913ecb" style:font-weight-asian="bold" style:font-weight-complex="bold"/>
    </style:style>
    <style:style style:name="P205" style:family="paragraph" style:parent-style-name="Standard">
      <style:text-properties style:text-underline-style="none" fo:font-weight="bold" officeooo:rsid="0094f874" officeooo:paragraph-rsid="0094f874" style:font-weight-asian="bold" style:font-weight-complex="bold"/>
    </style:style>
    <style:style style:name="P206" style:family="paragraph" style:parent-style-name="Standard">
      <style:text-properties style:text-underline-style="none" fo:font-weight="bold" officeooo:rsid="0081bacd" officeooo:paragraph-rsid="00913ecb" style:font-weight-asian="bold" style:font-weight-complex="bold"/>
    </style:style>
    <style:style style:name="P207" style:family="paragraph" style:parent-style-name="Standard">
      <style:text-properties style:text-underline-style="none" fo:font-weight="bold" officeooo:rsid="0080ae1d" officeooo:paragraph-rsid="007f5e2e" style:font-weight-asian="bold" style:font-weight-complex="bold"/>
    </style:style>
    <style:style style:name="P208" style:family="paragraph" style:parent-style-name="Standard">
      <style:text-properties fo:font-size="8pt" style:text-underline-style="none" fo:font-weight="bold" officeooo:rsid="00913ecb" officeooo:paragraph-rsid="00913ecb" style:font-size-asian="8pt" style:font-weight-asian="bold" style:font-size-complex="8pt" style:font-weight-complex="bold"/>
    </style:style>
    <style:style style:name="P209" style:family="paragraph" style:parent-style-name="Standard">
      <style:text-properties fo:font-size="8pt" style:text-underline-style="none" fo:font-weight="normal" officeooo:rsid="009467af" officeooo:paragraph-rsid="00913ecb" style:font-size-asian="8pt" style:font-weight-asian="normal" style:font-size-complex="8pt" style:font-weight-complex="normal"/>
    </style:style>
    <style:style style:name="P210" style:family="paragraph" style:parent-style-name="Standard">
      <style:text-properties fo:font-size="10pt" fo:font-weight="normal" officeooo:rsid="007014f9" officeooo:paragraph-rsid="007014f9" style:font-size-asian="10pt" style:font-weight-asian="normal" style:font-size-complex="10pt" style:font-weight-complex="normal"/>
    </style:style>
    <style:style style:name="P211" style:family="paragraph" style:parent-style-name="Standard">
      <style:text-properties fo:font-size="10pt" style:text-underline-style="none" fo:font-weight="normal" officeooo:rsid="0081bacd" officeooo:paragraph-rsid="0081bacd" style:font-size-asian="10pt" style:font-weight-asian="normal" style:font-size-complex="10pt" style:font-weight-complex="normal"/>
    </style:style>
    <style:style style:name="P212" style:family="paragraph" style:parent-style-name="Standard">
      <style:text-properties fo:font-size="10pt" style:text-underline-style="solid" style:text-underline-width="auto" style:text-underline-color="font-color" fo:font-weight="bold" officeooo:rsid="0081bacd" officeooo:paragraph-rsid="0081bacd" style:font-size-asian="10pt" style:font-weight-asian="bold" style:font-size-complex="10pt" style:font-weight-complex="bold"/>
    </style:style>
    <style:style style:name="P213" style:family="paragraph" style:parent-style-name="Standard">
      <style:text-properties style:text-underline-style="solid" style:text-underline-width="auto" style:text-underline-color="font-color" fo:font-weight="bold" officeooo:rsid="0081bacd" officeooo:paragraph-rsid="0081bacd" style:font-weight-asian="bold" style:font-weight-complex="bold"/>
    </style:style>
    <style:style style:name="P214" style:family="paragraph" style:parent-style-name="Standard">
      <style:text-properties style:text-underline-style="solid" style:text-underline-width="auto" style:text-underline-color="font-color" fo:font-weight="bold" officeooo:rsid="00855080" officeooo:paragraph-rsid="00855080" style:font-weight-asian="bold" style:font-weight-complex="bold"/>
    </style:style>
    <style:style style:name="P215" style:family="paragraph" style:parent-style-name="Standard">
      <style:text-properties style:text-underline-style="solid" style:text-underline-width="auto" style:text-underline-color="font-color" fo:font-weight="bold" officeooo:rsid="009a5bdd" officeooo:paragraph-rsid="009a5bdd" style:font-weight-asian="bold" style:font-weight-complex="bold"/>
    </style:style>
    <style:style style:name="P216" style:family="paragraph" style:parent-style-name="Standard" style:list-style-name="L3">
      <style:text-properties officeooo:paragraph-rsid="00995832"/>
    </style:style>
    <style:style style:name="P217" style:family="paragraph" style:parent-style-name="Standard" style:list-style-name="L3">
      <style:text-properties officeooo:rsid="00995832" officeooo:paragraph-rsid="00995832"/>
    </style:style>
    <style:style style:name="P218" style:family="paragraph" style:parent-style-name="Standard">
      <style:text-properties officeooo:rsid="00995832" officeooo:paragraph-rsid="00995832"/>
    </style:style>
    <style:style style:name="P219" style:family="paragraph" style:parent-style-name="Standard" style:list-style-name="L4">
      <style:text-properties officeooo:rsid="009a5bdd" officeooo:paragraph-rsid="009a8e8e"/>
    </style:style>
    <style:style style:name="P220" style:family="paragraph" style:parent-style-name="Standard" style:list-style-name="L4">
      <style:text-properties officeooo:rsid="009a8e8e" officeooo:paragraph-rsid="009a8e8e"/>
    </style:style>
    <style:style style:name="P221" style:family="paragraph" style:parent-style-name="Standard">
      <style:text-properties officeooo:rsid="009a8e8e" officeooo:paragraph-rsid="009a8e8e"/>
    </style:style>
    <style:style style:name="P222" style:family="paragraph" style:parent-style-name="Standard" style:list-style-name="L4">
      <style:text-properties officeooo:paragraph-rsid="009a8e8e"/>
    </style:style>
    <style:style style:name="P223" style:family="paragraph" style:parent-style-name="Standard">
      <style:paragraph-properties fo:text-align="center" style:justify-single-word="false"/>
      <style:text-properties fo:font-size="16pt" fo:font-weight="bold" officeooo:rsid="00a89ce3" officeooo:paragraph-rsid="00a89ce3" fo:background-color="#ffff00" style:font-size-asian="16pt" style:font-weight-asian="bold" style:font-size-complex="16pt" style:font-weight-complex="bold"/>
    </style:style>
    <style:style style:name="P224" style:family="paragraph" style:parent-style-name="Standard">
      <style:paragraph-properties fo:text-align="center" style:justify-single-word="false"/>
      <style:text-properties fo:font-size="16pt" fo:font-weight="bold" officeooo:rsid="00a89ce3" officeooo:paragraph-rsid="00ace842" fo:background-color="#ffff00" style:font-size-asian="16pt" style:font-weight-asian="bold" style:font-size-complex="16pt" style:font-weight-complex="bold"/>
    </style:style>
    <style:style style:name="P225" style:family="paragraph" style:parent-style-name="Standard">
      <style:text-properties officeooo:rsid="000ff232" officeooo:paragraph-rsid="0011fedb"/>
    </style:style>
    <style:style style:name="P226" style:family="paragraph" style:parent-style-name="Standard">
      <style:text-properties officeooo:rsid="00a9d9d6" officeooo:paragraph-rsid="00a9d9d6"/>
    </style:style>
    <style:style style:name="T1" style:family="text">
      <style:text-properties officeooo:rsid="0011fedb"/>
    </style:style>
    <style:style style:name="T2" style:family="text">
      <style:text-properties fo:font-weight="normal" style:font-weight-asian="normal" style:font-weight-complex="normal"/>
    </style:style>
    <style:style style:name="T3" style:family="text">
      <style:text-properties fo:font-weight="normal" officeooo:rsid="0018318c" style:font-weight-asian="normal" style:font-weight-complex="normal"/>
    </style:style>
    <style:style style:name="T4" style:family="text">
      <style:text-properties fo:font-weight="normal" officeooo:rsid="0024c514" style:font-weight-asian="normal" style:font-weight-complex="normal"/>
    </style:style>
    <style:style style:name="T5" style:family="text">
      <style:text-properties fo:font-weight="normal" officeooo:rsid="00268e0b" style:font-weight-asian="normal" style:font-weight-complex="normal"/>
    </style:style>
    <style:style style:name="T6" style:family="text">
      <style:text-properties fo:font-weight="normal" officeooo:rsid="00288628" style:font-weight-asian="normal" style:font-weight-complex="normal"/>
    </style:style>
    <style:style style:name="T7" style:family="text">
      <style:text-properties fo:font-weight="normal" officeooo:rsid="002a7017" style:font-weight-asian="normal" style:font-weight-complex="normal"/>
    </style:style>
    <style:style style:name="T8" style:family="text">
      <style:text-properties fo:font-weight="normal" officeooo:rsid="00361fc7" style:font-weight-asian="normal" style:font-weight-complex="normal"/>
    </style:style>
    <style:style style:name="T9" style:family="text">
      <style:text-properties fo:font-weight="normal" officeooo:rsid="003b81e1" style:font-weight-asian="normal" style:font-weight-complex="normal"/>
    </style:style>
    <style:style style:name="T10" style:family="text">
      <style:text-properties fo:font-weight="normal" officeooo:rsid="003b93d5" style:font-weight-asian="normal" style:font-weight-complex="normal"/>
    </style:style>
    <style:style style:name="T11" style:family="text">
      <style:text-properties fo:font-weight="normal" officeooo:rsid="003670d3" style:font-weight-asian="normal" style:font-weight-complex="normal"/>
    </style:style>
    <style:style style:name="T12" style:family="text">
      <style:text-properties fo:font-weight="normal" officeooo:rsid="004315fd" style:font-weight-asian="normal" style:font-weight-complex="normal"/>
    </style:style>
    <style:style style:name="T13" style:family="text">
      <style:text-properties fo:font-weight="normal" officeooo:rsid="004442c1" style:font-weight-asian="normal" style:font-weight-complex="normal"/>
    </style:style>
    <style:style style:name="T14" style:family="text">
      <style:text-properties fo:font-weight="normal" officeooo:rsid="004c7ce9" style:font-weight-asian="normal" style:font-weight-complex="normal"/>
    </style:style>
    <style:style style:name="T15" style:family="text">
      <style:text-properties fo:font-weight="normal" officeooo:rsid="004f8679" style:font-weight-asian="normal" style:font-weight-complex="normal"/>
    </style:style>
    <style:style style:name="T16" style:family="text">
      <style:text-properties fo:font-weight="normal" officeooo:rsid="004f91e4" style:font-weight-asian="normal" style:font-weight-complex="normal"/>
    </style:style>
    <style:style style:name="T17" style:family="text">
      <style:text-properties fo:font-weight="normal" officeooo:rsid="00514fa1" style:font-weight-asian="normal" style:font-weight-complex="normal"/>
    </style:style>
    <style:style style:name="T18" style:family="text">
      <style:text-properties fo:font-weight="normal" officeooo:rsid="005b67a4" style:font-weight-asian="normal" style:font-weight-complex="normal"/>
    </style:style>
    <style:style style:name="T19" style:family="text">
      <style:text-properties fo:font-weight="normal" officeooo:rsid="006239c8" style:font-weight-asian="normal" style:font-weight-complex="normal"/>
    </style:style>
    <style:style style:name="T20" style:family="text">
      <style:text-properties fo:font-weight="normal" officeooo:rsid="005e00e8" style:font-weight-asian="normal" style:font-weight-complex="normal"/>
    </style:style>
    <style:style style:name="T21" style:family="text">
      <style:text-properties fo:font-weight="normal" officeooo:rsid="0066b06f" style:font-weight-asian="normal" style:font-weight-complex="normal"/>
    </style:style>
    <style:style style:name="T22" style:family="text">
      <style:text-properties fo:font-weight="normal" officeooo:rsid="006b41a1" style:font-weight-asian="normal" style:font-weight-complex="normal"/>
    </style:style>
    <style:style style:name="T23" style:family="text">
      <style:text-properties fo:font-weight="normal" officeooo:rsid="008ba04a" style:font-weight-asian="normal" style:font-weight-complex="normal"/>
    </style:style>
    <style:style style:name="T24" style:family="text">
      <style:text-properties fo:font-weight="normal" officeooo:rsid="009467af" style:font-weight-asian="normal" style:font-weight-complex="normal"/>
    </style:style>
    <style:style style:name="T25" style:family="text">
      <style:text-properties fo:font-weight="normal" officeooo:rsid="0094d169" style:font-weight-asian="normal" style:font-weight-complex="normal"/>
    </style:style>
    <style:style style:name="T26" style:family="text">
      <style:text-properties fo:font-weight="normal" officeooo:rsid="0094f874" style:font-weight-asian="normal" style:font-weight-complex="normal"/>
    </style:style>
    <style:style style:name="T27" style:family="text">
      <style:text-properties fo:font-weight="normal" officeooo:rsid="00995832" style:font-weight-asian="normal" style:font-weight-complex="normal"/>
    </style:style>
    <style:style style:name="T28" style:family="text">
      <style:text-properties fo:font-weight="normal" officeooo:rsid="009a8e8e" style:font-weight-asian="normal" style:font-weight-complex="normal"/>
    </style:style>
    <style:style style:name="T29" style:family="text">
      <style:text-properties fo:font-weight="normal" officeooo:rsid="009f3922" style:font-weight-asian="normal" style:font-weight-complex="normal"/>
    </style:style>
    <style:style style:name="T30" style:family="text">
      <style:text-properties fo:font-weight="normal" officeooo:rsid="00a4fac0" style:font-weight-asian="normal" style:font-weight-complex="normal"/>
    </style:style>
    <style:style style:name="T31" style:family="text">
      <style:text-properties officeooo:rsid="001bea1f"/>
    </style:style>
    <style:style style:name="T32" style:family="text">
      <style:text-properties officeooo:rsid="00220bbf"/>
    </style:style>
    <style:style style:name="T33" style:family="text">
      <style:text-properties fo:font-weight="bold" style:font-weight-asian="bold" style:font-weight-complex="bold"/>
    </style:style>
    <style:style style:name="T34" style:family="text">
      <style:text-properties fo:font-weight="bold" officeooo:rsid="00220bbf" style:font-weight-asian="bold" style:font-weight-complex="bold"/>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ize="8pt" style:font-size-asian="8pt" style:font-size-complex="8pt"/>
    </style:style>
    <style:style style:name="T37" style:family="text">
      <style:text-properties fo:font-size="8pt" officeooo:rsid="0018e1de" style:font-size-asian="8pt" style:font-size-complex="8pt"/>
    </style:style>
    <style:style style:name="T38" style:family="text">
      <style:text-properties officeooo:rsid="0024ff0f"/>
    </style:style>
    <style:style style:name="T39" style:family="text">
      <style:text-properties officeooo:rsid="002a7017"/>
    </style:style>
    <style:style style:name="T40" style:family="text">
      <style:text-properties fo:color="#000000" loext:opacity="100%" style:font-name="Menlo-Regular" fo:font-size="12pt" fo:font-weight="normal" style:font-size-asian="12pt" style:font-weight-asian="normal" style:font-size-complex="12pt" style:font-weight-complex="normal"/>
    </style:style>
    <style:style style:name="T41" style:family="text">
      <style:text-properties officeooo:rsid="002ab902"/>
    </style:style>
    <style:style style:name="T42" style:family="text">
      <style:text-properties officeooo:rsid="00288628"/>
    </style:style>
    <style:style style:name="T43" style:family="text">
      <style:text-properties officeooo:rsid="003511fa"/>
    </style:style>
    <style:style style:name="T44" style:family="text">
      <style:text-properties style:text-underline-style="none"/>
    </style:style>
    <style:style style:name="T45" style:family="text">
      <style:text-properties style:text-underline-style="none" fo:font-weight="normal" style:font-weight-asian="normal" style:font-weight-complex="normal"/>
    </style:style>
    <style:style style:name="T46" style:family="text">
      <style:text-properties style:text-underline-style="none" fo:font-weight="normal" officeooo:rsid="00454cae" style:font-weight-asian="normal" style:font-weight-complex="normal"/>
    </style:style>
    <style:style style:name="T47" style:family="text">
      <style:text-properties style:text-underline-style="none" fo:font-weight="normal" officeooo:rsid="00727a7b" style:font-weight-asian="normal" style:font-weight-complex="normal"/>
    </style:style>
    <style:style style:name="T48" style:family="text">
      <style:text-properties style:text-underline-style="none" fo:font-weight="normal" officeooo:rsid="0074661c" style:font-weight-asian="normal" style:font-weight-complex="normal"/>
    </style:style>
    <style:style style:name="T49" style:family="text">
      <style:text-properties style:text-underline-style="none" fo:font-weight="normal" officeooo:rsid="0075102b" style:font-weight-asian="normal" style:font-weight-complex="normal"/>
    </style:style>
    <style:style style:name="T50" style:family="text">
      <style:text-properties style:text-underline-style="none" fo:font-weight="normal" officeooo:rsid="007898e7" style:font-weight-asian="normal" style:font-weight-complex="normal"/>
    </style:style>
    <style:style style:name="T51" style:family="text">
      <style:text-properties style:text-underline-style="none" fo:font-weight="normal" officeooo:rsid="007a0519" style:font-weight-asian="normal" style:font-weight-complex="normal"/>
    </style:style>
    <style:style style:name="T52" style:family="text">
      <style:text-properties style:text-underline-style="none" fo:font-weight="normal" officeooo:rsid="007e0ed4" style:font-weight-asian="normal" style:font-weight-complex="normal"/>
    </style:style>
    <style:style style:name="T53" style:family="text">
      <style:text-properties style:text-underline-style="none" fo:font-weight="normal" officeooo:rsid="00853284" style:font-weight-asian="normal" style:font-weight-complex="normal"/>
    </style:style>
    <style:style style:name="T54" style:family="text">
      <style:text-properties style:text-underline-style="none" fo:font-weight="normal" officeooo:rsid="00855080" style:font-weight-asian="normal" style:font-weight-complex="normal"/>
    </style:style>
    <style:style style:name="T55" style:family="text">
      <style:text-properties style:text-underline-style="none" fo:font-weight="normal" officeooo:rsid="009be08a" style:font-weight-asian="normal" style:font-weight-complex="normal"/>
    </style:style>
    <style:style style:name="T56" style:family="text">
      <style:text-properties officeooo:rsid="0066b06f"/>
    </style:style>
    <style:style style:name="T57" style:family="text">
      <style:text-properties fo:background-color="#ffff00" loext:char-shading-value="0"/>
    </style:style>
    <style:style style:name="T58" style:family="text">
      <style:text-properties officeooo:rsid="00926e1e"/>
    </style:style>
    <style:style style:name="T59" style:family="text">
      <style:text-properties officeooo:rsid="0094f874"/>
    </style:style>
    <style:style style:name="T60" style:family="text">
      <style:text-properties officeooo:rsid="0097ec67"/>
    </style:style>
    <style:style style:name="T61" style:family="text">
      <style:text-properties officeooo:rsid="009849fc"/>
    </style:style>
    <style:style style:name="T62" style:family="text">
      <style:text-properties fo:font-size="10pt" fo:font-weight="normal" officeooo:rsid="009849fc" style:font-size-asian="10pt" style:font-weight-asian="normal" style:font-size-complex="10pt" style:font-weight-complex="normal"/>
    </style:style>
    <style:style style:name="T63" style:family="text">
      <style:text-properties fo:font-size="10pt" fo:font-weight="normal" officeooo:rsid="009a8e8e" style:font-size-asian="10pt" style:font-weight-asian="normal" style:font-size-complex="10pt" style:font-weight-complex="normal"/>
    </style:style>
    <style:style style:name="T64" style:family="text">
      <style:text-properties style:text-underline-style="solid" style:text-underline-width="auto" style:text-underline-color="font-color"/>
    </style:style>
    <style:style style:name="T65" style:family="text">
      <style:text-properties officeooo:rsid="009f54b5"/>
    </style:style>
    <style:style style:name="T66" style:family="text">
      <style:text-properties officeooo:rsid="00a9d9d6"/>
    </style:style>
    <style:style style:name="T67" style:family="text">
      <style:text-properties officeooo:rsid="00aae7dd"/>
    </style:style>
    <style:style style:name="T68" style:family="text">
      <style:text-properties officeooo:rsid="00ab72b0"/>
    </style:style>
    <style:style style:name="T69" style:family="text">
      <style:text-properties officeooo:rsid="00ace842"/>
    </style:style>
    <style:style style:name="T70" style:family="text">
      <style:text-properties officeooo:rsid="00adf05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Jenkins Master <text:span text:style-name="T1">Course:</text:span></text:p>
      <text:p text:style-name="P1"/>
      <text:p text:style-name="P2">new <text:span text:style-name="T1">pass</text:span>: <text:s/><text:span text:style-name="T66">for the local server</text:span></text:p>
      <text:p text:style-name="P2">ODI3453dfgdmbr</text:p>
      <text:p text:style-name="P2"/>
      <text:p text:style-name="P226">jenkins gui pass:</text:p>
      <text:p text:style-name="P226">admin</text:p>
      <text:p text:style-name="P226">1234</text:p>
      <text:p text:style-name="P2"/>
      <text:p text:style-name="P3">To install:</text:p>
      <text:p text:style-name="P66">Centos 7</text:p>
      <text:p text:style-name="P66">Docker</text:p>
      <text:p text:style-name="P67">Docker compose. <text:a xlink:type="simple" xlink:href="https://www.digitalocean.com/community/tutorials/how-to-install-and-use-docker-compose-on-centos-7" text:style-name="Internet_20_link" text:visited-style-name="Visited_20_Internet_20_Link"><text:span text:style-name="T31">Use this manual</text:span></text:a></text:p>
      <text:p text:style-name="P67"/>
      <text:p text:style-name="P4">Docker commands:</text:p>
      <text:p text:style-name="P68">docker images</text:p>
      <text:p text:style-name="P68">docker info | grep -i root <text:s/>→ to know where docker is saving the files</text:p>
      <text:p text:style-name="P68"><text:tab/>Docker Root Dir: /var/lib/docker</text:p>
      <text:p text:style-name="P7"/>
      <text:p text:style-name="P9">Path<text:span text:style-name="T2">: For the exercise:</text:span><text:span text:style-name="T2"/></text:p>
      <text:p text:style-name="P9"><text:span text:style-name="T2">/home/jenkins/jenkins-data/jenkins_home</text:span><text:span text:style-name="T2"/></text:p>
      <text:p text:style-name="P9"/>
      <text:p text:style-name="P9">Create the docker-compose.yaml:<text:span text:style-name="T2"> And store it at: /home/jenkins/jenkins-data/</text:span><text:span text:style-name="T2"/></text:p>
      <text:p text:style-name="P9"/>
      <text:p text:style-name="P69">docker_compose.yml</text:p>
      <text:p text:style-name="P95">version: '3'</text:p>
      <text:p text:style-name="P95">services:</text:p>
      <text:p text:style-name="P95"><text:s text:c="2"/>jenkins:</text:p>
      <text:p text:style-name="P95"><text:s text:c="4"/>container_name: jenkins</text:p>
      <text:p text:style-name="P95"><text:s text:c="4"/>image: jenkins/jenkins</text:p>
      <text:p text:style-name="P95"><text:s text:c="4"/>ports:</text:p>
      <text:p text:style-name="P95"><text:s text:c="6"/>- "8080:8080"</text:p>
      <text:p text:style-name="P95"><text:s text:c="4"/>volumes:</text:p>
      <text:p text:style-name="P95"><text:s text:c="6"/>- "$PWD/jenkins_home:/var/jenkins_home"</text:p>
      <text:p text:style-name="P95"><text:s text:c="4"/>networks:</text:p>
      <text:p text:style-name="P95"><text:s text:c="6"/>- net</text:p>
      <text:p text:style-name="P95">networks:</text:p>
      <text:p text:style-name="P95"><text:s text:c="2"/>net:</text:p>
      <text:p text:style-name="P7"/>
      <text:p text:style-name="P5">Volumes:<text:span text:style-name="T2"> <text:s/>Into docker_compose.yml </text:span><text:span text:style-name="T3">to indicate where to permanent store our data we do:</text:span></text:p>
      <text:p text:style-name="P70"><text:s text:c="4"/>volumes:</text:p>
      <text:p text:style-name="P70"><text:s text:c="6"/>- "$PWD/jenkins_home:/var/jenkins_home"</text:p>
      <text:p text:style-name="P71"><text:s text:c="90"/></text:p>
      <text:p text:style-name="P70">$PWD/jenkins_home → <text:s/>is the local directory in our computer.</text:p>
      <text:p text:style-name="P8"/>
      <text:p text:style-name="P70">/var/jenkins_home → <text:s/>is where the container stores it’s data, and we lose it when we restart it.</text:p>
      <text:p text:style-name="P8"/>
      <text:p text:style-name="P6">Networks:<text:span text:style-name="T2"> We create the network “net” at the bottom of the file and we apply it under services.</text:span></text:p>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96">SOLVED PROBLEMS:</text:p>
      <text:p text:style-name="P72"><text:span text:style-name="T34">Problem:</text:span><text:span text:style-name="T32"> </text:span>The user jenkins can not run docker commands, take a look into it. </text:p>
      <text:p text:style-name="P74"><text:span text:style-name="T33">Solution</text:span>: The user was not in the docker group.</text:p>
      <text:p text:style-name="P74">Check the groups: cat /etc/groups</text:p>
      <text:p text:style-name="P74">Go to the user and run: <text:s/>groups <text:s/>→ it will display the group in which the user is.</text:p>
      <text:p text:style-name="P74">Add the user into the group:</text:p>
      <text:p text:style-name="P74"><text:tab/>sudo usermod -a -G docker jenkins</text:p>
      <text:p text:style-name="P74">We add the user jenkins into the already created docker group.</text:p>
      <text:p text:style-name="P74">Now jenkins can run docker commands.</text:p>
      <text:p text:style-name="P17"/>
      <text:p text:style-name="P17">------------------------------------</text:p>
      <text:p text:style-name="P17"/>
      <text:p text:style-name="P11">Problem<text:span text:style-name="T2">: When ran </text:span><text:span text:style-name="T4">docker-compose up -d</text:span><text:span text:style-name="T2"> got this error: <text:s/></text:span><text:span text:style-name="T35">ERROR: yaml.scanner.ScannerError: mapping values are not allowed here</text:span></text:p>
      <text:p text:style-name="P10">Solution:<text:span text:style-name="T2"> <text:s/>Indentation problem in the yaml file, used chatgpt and solved.</text:span></text:p>
      <text:p text:style-name="P13"/>
      <text:p text:style-name="P17">------------------------------------</text:p>
      <text:p text:style-name="P13"/>
      <text:p text:style-name="P28">Problem: <text:span text:style-name="T7">Time</text:span><text:span text:style-name="T39"> </text:span><text:span text:style-name="T7">out when creating the container.</text:span><text:span text:style-name="T2"/></text:p>
      <text:p text:style-name="P28"/>
      <text:p text:style-name="P28"><text:span text:style-name="T4">After running docker-compose up -d is creating the container but timing out the http.</text:span><text:span text:style-name="T2"/></text:p>
      <text:p text:style-name="P75"/>
      <text:p text:style-name="P75">I’ve changed the port 8080 to 9080, <text:span text:style-name="T37"><text:s/>"</text:span><text:span text:style-name="T36">9</text:span><text:span text:style-name="T37">080:8080" </text:span><text:span text:style-name="T38">but didn’t worked.</text:span></text:p>
      <text:p text:style-name="P76">This timeout problem is using a lot of cpu making the server to go really slow.</text:p>
      <text:p text:style-name="P12"/>
      <text:p text:style-name="P12">Solution <text:span text:style-name="T39">1</text:span>:<text:span text:style-name="T2"> </text:span><text:span text:style-name="T5">I’m connecting to the server from the library and is blocking all ports except 80 and 443.</text:span></text:p>
      <text:p text:style-name="P76">Once I tried from home it worked like a charm.</text:p>
      <text:p text:style-name="P75"/>
      <text:p text:style-name="P77"><text:span text:style-name="T33">Solution 2:</text:span> For some reason sometimes is not creating the container even using a different network.</text:p>
      <text:p text:style-name="P77">Try: <text:s/>docker-compose down</text:p>
      <text:p text:style-name="P75"/>
      <text:p text:style-name="P77">This will remove the network: <text:s/>Removing network jenkins-data_net</text:p>
      <text:p text:style-name="P16"/>
      <text:p text:style-name="P17">------------------------------------</text:p>
      <text:p text:style-name="P14"/>
      <text:p text:style-name="P29">Problem:<text:span text:style-name="T2"> </text:span><text:span text:style-name="T6">Not connecting to the jenkins gui with server’s public IP and port 9080. Probably have to open port 9080 in fw.</text:span><text:span text:style-name="T2"/></text:p>
      <text:p text:style-name="P29"/>
      <text:p text:style-name="P30"><text:span text:style-name="T42">S</text:span>olution:<text:span text:style-name="T2"> Changed to 8080:8080 in the docker compose yaml.</text:span><text:span text:style-name="T2"/></text:p>
      <text:p text:style-name="P30"/>
      <text:p text:style-name="P80">------------------------------------</text:p>
      <text:p text:style-name="P18">commands used:</text:p>
      <text:p text:style-name="P78">docker-compose up -d <text:s text:c="5"/>→ <text:s/>to spin up the jenkins container <text:span text:style-name="T41">in detached mode</text:span></text:p>
      <text:p text:style-name="P78">docker container ls -a <text:s/>→ to see all containers</text:p>
      <text:p text:style-name="P78">docker-compose down <text:s/>→ Stop and remove containers, networks, images, <text:span text:style-name="T43">but will keep the volumes.</text:span></text:p>
      <text:p text:style-name="P154"><text:span text:style-name="T2">docker-compose stop <text:s/>→ will stop the container.</text:span><text:span text:style-name="T2"/></text:p>
      <text:p text:style-name="P31"><text:soft-page-break/><text:span text:style-name="T2">docker-compose start <text:s text:c="2"/>→ will start the container stopped previously.</text:span><text:span text:style-name="T2"/></text:p>
      <text:p text:style-name="P31"/>
      <text:p text:style-name="P32"><text:span text:style-name="T2">Check the volume: As we stated in docker-compose.yml we will save the data into our local machine, this is the path: <text:s/>$PWD/jenkins_home</text:span><text:span text:style-name="T2"/></text:p>
      <text:p text:style-name="P32"/>
      <text:p text:style-name="P32"><text:span text:style-name="T2">So if you go there you will see a bunch of data from the jenkins container. </text:span><text:span text:style-name="T8">You can remove the container itself that the data won’t be lost.</text:span><text:span text:style-name="T2"/></text:p>
      <text:p text:style-name="P32"/>
      <text:p text:style-name="P33"><text:span text:style-name="T2">If you spin up another container by using docker-compose.yaml up -d you will find that the configuration done before is already there, the user and password, the plugins installed, etc.</text:span><text:span text:style-name="T2"/></text:p>
      <text:p text:style-name="P33"/>
      <text:p text:style-name="P158">Get into the container: <text:s text:c="2"/><text:span text:style-name="T11">docker exec -ti jenkins bash <text:s/>→ <text:s/>Get inside the container</text:span><text:span text:style-name="T2"/></text:p>
      <text:p text:style-name="P81">------------------------------------</text:p>
      <text:p text:style-name="P15"/>
      <text:p text:style-name="P79">Once you have the jenkins container running you can access to the gui by using the public IP and the port 8080.</text:p>
      <text:p text:style-name="P79"/>
      <text:p text:style-name="P79">If all is fine you will see the Jenkins website. You can find the password getting into the cli and running: <text:s text:c="3"/>docker logs jenkins </text:p>
      <text:p text:style-name="P79"/>
      <text:p text:style-name="P79">There you will see password, which is a long line of letters and numbers.</text:p>
      <text:p text:style-name="P34"/>
      <text:p text:style-name="P83">In the GUI, click on Install suggested plugins, wait till ends the installation.</text:p>
      <text:p text:style-name="P83">Then create the user, and pass,I used:</text:p>
      <text:p text:style-name="P83">username: admin</text:p>
      <text:p text:style-name="P83">pass: 1234</text:p>
      <text:p text:style-name="P83">pass: 1234</text:p>
      <text:p text:style-name="P83">Full name: Jenkins Admin</text:p>
      <text:p text:style-name="P19"><text:span text:style-name="T2">email: </text:span><text:a xlink:type="simple" xlink:href="mailto:jenkins@gmail.com" text:style-name="Internet_20_link" text:visited-style-name="Visited_20_Internet_20_Link"><text:span text:style-name="T2">jenkins@gmail.com</text:span></text:a></text:p>
      <text:p text:style-name="P19"/>
      <text:p text:style-name="P20">Execute code:</text:p>
      <text:p text:style-name="P84">When you create a jenkins job and you want to run some code go to: </text:p>
      <text:p text:style-name="P84">Build environment – Build Steps – Add build step – Execute shell – and you paste there your code.</text:p>
      <text:p text:style-name="P20"/>
      <text:p text:style-name="P84">Have in mind that this code will be ran inside the container (jenkins in this example), not in the local server where docker is installed.</text:p>
      <text:p text:style-name="P20"/>
      <text:p text:style-name="P82">------------------------------------------------------------------------</text:p>
      <text:p text:style-name="P63">My First Project.</text:p>
      <text:p text:style-name="P21"/>
      <text:p text:style-name="P21">Build the project:<text:span text:style-name="T2"> Create the project, and execute the following code:</text:span></text:p>
      <text:p text:style-name="P85"><text:tab/>echo Hello world</text:p>
      <text:p text:style-name="P22"><text:span text:style-name="T2">Save and Build Now, </text:span><text:span text:style-name="T9">check this output:</text:span></text:p>
      <text:p text:style-name="P22"/>
      <text:p text:style-name="P106">Started by user Jenkins Admin</text:p>
      <text:p text:style-name="P106">Running as SYSTEM</text:p>
      <text:p text:style-name="P106">Building in workspace /var/jenkins_home/workspace/my-first-job</text:p>
      <text:p text:style-name="P106">[my-first-job] $ /bin/sh -xe /tmp/jenkins12107664152407185954.sh</text:p>
      <text:p text:style-name="P106">+ echo Hello world</text:p>
      <text:p text:style-name="P106">Hello world</text:p>
      <text:p text:style-name="P106">Finished: SUCCESS</text:p>
      <text:p text:style-name="P22"/>
      <text:p text:style-name="P22"/>
      <text:p text:style-name="P22"><text:soft-page-break/></text:p>
      <text:p text:style-name="P23">Add more code:<text:span text:style-name="T2"> Add this </text:span><text:span text:style-name="T10">and build it</text:span><text:span text:style-name="T2">:</text:span></text:p>
      <text:p text:style-name="P73">echo "Hello World";</text:p>
      <text:p text:style-name="P73">echo "Current date is $(date)";</text:p>
      <text:p text:style-name="P100"/>
      <text:p text:style-name="P100"><text:span text:style-name="T2">Started by user Jenkins Admin</text:span></text:p>
      <text:p text:style-name="P105">Running as SYSTEM</text:p>
      <text:p text:style-name="P105">Building in workspace /var/jenkins_home/workspace/my-first-job</text:p>
      <text:p text:style-name="P105">[my-first-job] $ /bin/sh -xe /tmp/jenkins1411235568664716748.sh</text:p>
      <text:p text:style-name="P105">+ echo Hello World</text:p>
      <text:p text:style-name="P105">Hello World</text:p>
      <text:p text:style-name="P105">+ date</text:p>
      <text:p text:style-name="P105">+ echo Current date is Mon Mar 27 14:25:34 UTC 2023</text:p>
      <text:p text:style-name="P105">Current date is Mon Mar 27 14:25:34 UTC 2023</text:p>
      <text:p text:style-name="P105">Finished: SUCCESS</text:p>
      <text:p text:style-name="P15"/>
      <text:p text:style-name="P24">Create variables:</text:p>
      <text:p text:style-name="P73">NAME=Joaquim</text:p>
      <text:p text:style-name="P73">echo "Hello $NAME. Current date and time is $(date)"</text:p>
      <text:p text:style-name="P15"/>
      <text:p text:style-name="P105">Started by user Jenkins Admin</text:p>
      <text:p text:style-name="P105">Running as SYSTEM</text:p>
      <text:p text:style-name="P105">Building in workspace /var/jenkins_home/workspace/my-first-job</text:p>
      <text:p text:style-name="P105">[my-first-job] $ /bin/sh -xe /tmp/jenkins3000683291216543845.sh</text:p>
      <text:p text:style-name="P105">+ NAME=Joaquim</text:p>
      <text:p text:style-name="P105">+ date</text:p>
      <text:p text:style-name="P105">+ echo Hello Joaquim. Current date and time is Mon Mar 27 14:55:51 UTC 2023</text:p>
      <text:p text:style-name="P105">Hello Joaquim. Current date and time is Mon Mar 27 14:55:51 UTC 2023</text:p>
      <text:p text:style-name="P105">Finished: SUCCESS</text:p>
      <text:p text:style-name="P15"/>
      <text:p text:style-name="P25">Redirect the output:</text:p>
      <text:p text:style-name="P73">NAME=Joaquim</text:p>
      <text:p text:style-name="P73">echo "Hello $NAME. Current date and time is $(date)" &gt; /tmp/info</text:p>
      <text:p text:style-name="P73"/>
      <text:p text:style-name="P105">jenkins@13f5c48dcb6a:/$ cat /tmp/info </text:p>
      <text:p text:style-name="P105">Hello Joaquim. Current date and time is Mon Mar 27 15:00:14 UTC 2023</text:p>
      <text:p text:style-name="P26"/>
      <text:p text:style-name="P86">Remember that this /tmp/info file is created within the container, not in the host machine.</text:p>
      <text:p text:style-name="P26"/>
      <text:p text:style-name="P159">----------------------------------------------------------------------------------------------------------------<text:span text:style-name="T2"/></text:p>
      <text:p text:style-name="P166">New Exercise:<text:span text:style-name="T2"/></text:p>
      <text:p text:style-name="P87"/>
      <text:list text:style-name="L1">
        <text:list-item>
          <text:p text:style-name="P191">Create a bash script in your local machine. The script will print hello and the 2 first parameters passed in when running the script.</text:p>
          <text:p text:style-name="P191"/>
        </text:list-item>
        <text:list-item>
          <text:p text:style-name="P191">We will copy the script into the jenkins container.</text:p>
          <text:p text:style-name="P191"/>
        </text:list-item>
        <text:list-item>
          <text:p text:style-name="P191">We will add the script into the jenkins job and will run it.</text:p>
        </text:list-item>
      </text:list>
      <text:p text:style-name="P87"/>
      <text:p text:style-name="P49">Create a bash script:<text:span text:style-name="T2"/></text:p>
      <text:p text:style-name="P49"><text:span text:style-name="T2">Create it outside the container, in /home/jenkins/jenkins-data</text:span><text:span text:style-name="T2"/></text:p>
      <text:p text:style-name="P49"/>
      <text:p text:style-name="P49"><text:span text:style-name="T2">vi script.</text:span><text:span text:style-name="T12">sh</text:span><text:span text:style-name="T2"/></text:p>
      <text:p text:style-name="P49"><text:span text:style-name="T2">chmod u+x script</text:span><text:span text:style-name="T2"/></text:p>
      <text:p text:style-name="P49"><text:span text:style-name="T2">Run it by: <text:s/>./script </text:span><text:span text:style-name="T13">John Smith</text:span><text:span text:style-name="T2"/></text:p>
      <text:p text:style-name="P49"/>
      <text:p text:style-name="P107"><text:soft-page-break/>#!/bin/bash</text:p>
      <text:p text:style-name="P101"/>
      <text:p text:style-name="P107">NAME=$1</text:p>
      <text:p text:style-name="P107">LASTNAME=$2</text:p>
      <text:p text:style-name="P101"/>
      <text:p text:style-name="P107">echo "Hello, $NAME $LASTNAME"</text:p>
      <text:p text:style-name="P101"/>
      <text:p text:style-name="P97"><text:span text:style-name="T2">How this works:</text:span><text:span text:style-name="T45"> We declare the first and second input and call its content with the echo.</text:span></text:p>
      <text:p text:style-name="P97"/>
      <text:p text:style-name="P97"><text:span text:style-name="T45">And when you run the script will pass in the first and second </text:span><text:span text:style-name="T46">parameters</text:span><text:span text:style-name="T45"> that you are typing.</text:span></text:p>
      <text:p text:style-name="P99">i.e. <text:s/>./script.sh John Smith</text:p>
      <text:p text:style-name="P97"/>
      <text:p text:style-name="P98"><text:span text:style-name="T2">Output:</text:span><text:span text:style-name="T45"> Hello, John Smith</text:span></text:p>
      <text:p text:style-name="P49"/>
      <text:p text:style-name="P35">Copy it into the container:</text:p>
      <text:p text:style-name="P87">[jenkins@8042828c5c1c jenkins-data]$ <text:s/>docker cp script.sh jenkins:/tmp/script.sh</text:p>
      <text:p text:style-name="P107">Preparing to copy...</text:p>
      <text:p text:style-name="P107">Copying to container - 0B</text:p>
      <text:p text:style-name="P107">Copying to container - 0B</text:p>
      <text:p text:style-name="P107">Copying to container - 512B</text:p>
      <text:p text:style-name="P107">Copying to container - 576B</text:p>
      <text:p text:style-name="P107">Copying to container - 1.024kB</text:p>
      <text:p text:style-name="P107">Copying to container - 1.536kB</text:p>
      <text:p text:style-name="P107">Copying to container - 2.048kB</text:p>
      <text:p text:style-name="P107">Successfully copied 2.048kB to jenkins:/tmp/script.sh</text:p>
      <text:p text:style-name="P49"/>
      <text:p text:style-name="P36">Run the script from the jenkins shell:</text:p>
      <text:p text:style-name="P36"><text:span text:style-name="T2">Go to my_first_job config, to the jenkins shell for that job, remove old commands and parameters and add:</text:span><text:span text:style-name="T2"/></text:p>
      <text:p text:style-name="P36"><text:span text:style-name="T2">/tmp/script.sh </text:span><text:span text:style-name="T14">John Smith</text:span><text:span text:style-name="T2"/></text:p>
      <text:p text:style-name="P49"/>
      <text:p text:style-name="P107">Started by user Jenkins Admin</text:p>
      <text:p text:style-name="P107">Running as SYSTEM</text:p>
      <text:p text:style-name="P107">Building in workspace /var/jenkins_home/workspace/my-first-job</text:p>
      <text:p text:style-name="P107">[my-first-job] $ /bin/sh -xe /tmp/jenkins4715367382042709326.sh</text:p>
      <text:p text:style-name="P107">+ /tmp/script.sh John Smith</text:p>
      <text:p text:style-name="P101">Hello, John Smith</text:p>
      <text:p text:style-name="P107">Finished: SUCCESS</text:p>
      <text:p text:style-name="P49"/>
      <text:p text:style-name="P37">Variation:</text:p>
      <text:p text:style-name="P37"><text:span text:style-name="T2">In the jenkins shell you can specify the variables like this:</text:span><text:span text:style-name="T2"/></text:p>
      <text:p text:style-name="P37"><text:span text:style-name="T2">NAME=John</text:span><text:span text:style-name="T2"/></text:p>
      <text:p text:style-name="P37"><text:span text:style-name="T2">LASTNAME=Smith</text:span><text:span text:style-name="T2"/></text:p>
      <text:p text:style-name="P37"><text:span text:style-name="T2">/tmp/script.sh $NAME $LASTNAME</text:span><text:span text:style-name="T2"/></text:p>
      <text:p text:style-name="P49"/>
      <text:p text:style-name="P107">Started by user Jenkins Admin</text:p>
      <text:p text:style-name="P107">Running as SYSTEM</text:p>
      <text:p text:style-name="P107">Building in workspace /var/jenkins_home/workspace/my-first-job</text:p>
      <text:p text:style-name="P107">[my-first-job] $ /bin/sh -xe /tmp/jenkins11465609792040275448.sh</text:p>
      <text:p text:style-name="P107">+ NAME=John</text:p>
      <text:p text:style-name="P107">+ LASTNAME=Smith</text:p>
      <text:p text:style-name="P107">+ /tmp/script.sh John Smith</text:p>
      <text:p text:style-name="P101">Hello, John Smith</text:p>
      <text:p text:style-name="P107">Finished: SUCCESS</text:p>
      <text:p text:style-name="P49"/>
      <text:p text:style-name="P160"><text:span text:style-name="T2">----------------------------------------------------------------------------------------------------------------</text:span><text:span text:style-name="T2"/></text:p>
      <text:p text:style-name="P49"/>
      <text:p text:style-name="P38">Use parameters in Jenkins:</text:p>
      <text:p text:style-name="P38"><text:soft-page-break/><text:span text:style-name="T2">In the past exercise we were passing in parameters hard coded. </text:span><text:span text:style-name="T15">So we have to add the parameters, like NAME=John by hand into the jenkins bash.</text:span><text:span text:style-name="T2"/></text:p>
      <text:p text:style-name="P38"/>
      <text:p text:style-name="P50"><text:span text:style-name="T2">Now we will set the name d</text:span><text:span text:style-name="T16">y</text:span><text:span text:style-name="T2">namic</text:span><text:span text:style-name="T16">a</text:span><text:span text:style-name="T2">l</text:span><text:span text:style-name="T16">l</text:span><text:span text:style-name="T2">y.</text:span><text:span text:style-name="T2"/></text:p>
      <text:p text:style-name="P50"/>
      <text:p text:style-name="P39">To do so:</text:p>
      <text:p text:style-name="P88">First modify the jenkins bash scrip, change LAST_NAME for SECOND_NAME</text:p>
      <text:p text:style-name="P39"/>
      <text:p text:style-name="P39"><text:span text:style-name="T2">Go to configure your job, in General, tick “This project is parameterized” –</text:span><text:span text:style-name="T17"> Add parameter – String Parameters</text:span><text:span text:style-name="T2"/></text:p>
      <text:p text:style-name="P39"/>
      <text:p text:style-name="P51"><text:span text:style-name="T17">I</text:span><text:span text:style-name="T2">n the Name field add: FIRST_NAME</text:span><text:span text:style-name="T2"/></text:p>
      <text:p text:style-name="P51"><text:span text:style-name="T2">In the Default Value field add: John.</text:span><text:span text:style-name="T2"/></text:p>
      <text:p text:style-name="P51"/>
      <text:p text:style-name="P51"><text:span text:style-name="T2">Add another string parameter and add </text:span><text:span text:style-name="T18">SECOND</text:span><text:span text:style-name="T2">_NAME Smith.</text:span><text:span text:style-name="T2"/></text:p>
      <text:p text:style-name="P51"/>
      <text:p text:style-name="P52"><text:span text:style-name="T2">We can leave the value field empty</text:span><text:span text:style-name="T2"/></text:p>
      <text:p text:style-name="P52"/>
      <text:p text:style-name="P53"><text:span text:style-name="T2">Save and proceed to build the job.</text:span><text:span text:style-name="T2"/></text:p>
      <text:p text:style-name="P53"/>
      <text:p text:style-name="P53"><text:span text:style-name="T2">You will see that Build has changed to Build with Parameters.</text:span><text:span text:style-name="T2"/></text:p>
      <text:p text:style-name="P54"><text:span text:style-name="T2">Before executing the job, jenkins will ask for the value of the parameters, we added them before (John Smith), but if we left it in blank we can specify them now.</text:span><text:span text:style-name="T2"/></text:p>
      <text:p text:style-name="P54"/>
      <text:p text:style-name="P55"><text:span text:style-name="T2">Every time you execute the job with parameters will ask you if you want to add the values or leave the ones you had before.</text:span><text:span text:style-name="T2"/></text:p>
      <text:p text:style-name="P55"/>
      <text:p text:style-name="P40">What can you do with this:</text:p>
      <text:list text:style-name="L2">
        <text:list-item>
          <text:p text:style-name="P178"><text:span text:style-name="T2">You can run the script in the jenkins bash without having to modify it.</text:span><text:span text:style-name="T2"/></text:p>
        </text:list-item>
        <text:list-item>
          <text:p text:style-name="P178"><text:span text:style-name="T2">You could define an environment like Production, QA, Staging, etc.</text:span><text:span text:style-name="T2"/></text:p>
        </text:list-item>
      </text:list>
      <text:p text:style-name="P56"/>
      <text:p text:style-name="P179"><text:span text:style-name="T2">A parameter is an interactive variable.</text:span><text:span text:style-name="T2"/></text:p>
      <text:p text:style-name="P49"/>
      <text:p text:style-name="P161"><text:span text:style-name="T2">----------------------------------------------------------------------------------------------------------------</text:span><text:span text:style-name="T2"/></text:p>
      <text:p text:style-name="P41">Create a list parameter in our Jenkins job:</text:p>
      <text:p text:style-name="P41"/>
      <text:p text:style-name="P88">Let’s add a choice parameter.</text:p>
      <text:p text:style-name="P88">Add Parameter – Choice Parameter.</text:p>
      <text:p text:style-name="P57"/>
      <text:p text:style-name="P89">Name it LASTNAME</text:p>
      <text:p text:style-name="P89">And add a list of names in Choices:</text:p>
      <text:p text:style-name="P89">Smith</text:p>
      <text:p text:style-name="P89">Jackson</text:p>
      <text:p text:style-name="P89">Adams</text:p>
      <text:p text:style-name="P58"/>
      <text:p text:style-name="P90">Save and Build with Parameters. You will see that will ask you to chose between the 3 surnames provided for the LASTNAME variable.</text:p>
      <text:p text:style-name="P59"/>
      <text:p text:style-name="P162"><text:span text:style-name="T2">----------------------------------------------------------------------------------------------------------------</text:span><text:span text:style-name="T2"/></text:p>
      <text:p text:style-name="P42">Add basic logic and boolean parameters:</text:p>
      <text:p text:style-name="P42"/>
      <text:p text:style-name="P44"><text:soft-page-break/><text:span text:style-name="T2">Go to the scrip in our local server and add the following: SHOW=$3 </text:span><text:span text:style-name="T19">and the if else statement shown below:</text:span></text:p>
      <text:p text:style-name="P44"/>
      <text:p text:style-name="P108">#!/bin/bash</text:p>
      <text:p text:style-name="P108"/>
      <text:p text:style-name="P108">NAME=$1</text:p>
      <text:p text:style-name="P108">LASTNAME=$2</text:p>
      <text:p text:style-name="P102">SHOW=$3</text:p>
      <text:p text:style-name="P108"/>
      <text:p text:style-name="P108">if [ "$SHOW" = "true" ]; then</text:p>
      <text:p text:style-name="P108"><text:s text:c="2"/>echo "Hello, $NAME $LASTNAME"</text:p>
      <text:p text:style-name="P108">else</text:p>
      <text:p text:style-name="P108"><text:s text:c="2"/>echo "If you want to see the name, then please mark the SHOW option"</text:p>
      <text:p text:style-name="P108">fi</text:p>
      <text:p text:style-name="P42"/>
      <text:p text:style-name="P45">Output: <text:span text:style-name="T20">./</text:span><text:span text:style-name="T2">script.sh John Smith true</text:span></text:p>
      <text:p text:style-name="P42"><text:span text:style-name="T2"><text:tab/></text:span><text:span text:style-name="T40">Hello, John Smith</text:span></text:p>
      <text:p text:style-name="P45"/>
      <text:p text:style-name="P45">Output<text:span text:style-name="T2">: </text:span><text:span text:style-name="T20">./</text:span><text:span text:style-name="T2">script.sh John Smith POLLA</text:span></text:p>
      <text:p text:style-name="P45"><text:span text:style-name="T2"><text:tab/></text:span><text:span text:style-name="T40">If you want to see the name, then please mark the SHOW option</text:span></text:p>
      <text:p text:style-name="P42"/>
      <text:p text:style-name="P60"/>
      <text:p text:style-name="P46"><text:span text:style-name="T56">C</text:span>reate new parameter <text:span text:style-name="T56">in jenkins</text:span>:</text:p>
      <text:p text:style-name="P91">Now go to the add a new parameter in jenkins, chose Boolean Paramenter.</text:p>
      <text:p text:style-name="P60"/>
      <text:p text:style-name="P91">Name it SHOW and tick it, which means that is going to be True. If we don’t tick it will be False.</text:p>
      <text:p text:style-name="P43"/>
      <text:p text:style-name="P46">Copy the script from your local machine to the container:</text:p>
      <text:p text:style-name="P92">docker cp script.sh jenkins:/tmp/script.sh</text:p>
      <text:p text:style-name="P109">Preparing to copy...</text:p>
      <text:p text:style-name="P109">Copying to container - 0B</text:p>
      <text:p text:style-name="P109">Copying to container - 0B</text:p>
      <text:p text:style-name="P109">Copying to container - 512B</text:p>
      <text:p text:style-name="P109">Copying to container - 696B</text:p>
      <text:p text:style-name="P109">Copying to container - 1.024kB</text:p>
      <text:p text:style-name="P109">Copying to container - 1.536kB</text:p>
      <text:p text:style-name="P109">Copying to container - 2.048kB</text:p>
      <text:p text:style-name="P109">Successfully copied 2.048kB to jenkins:/tmp/script.sh</text:p>
      <text:p text:style-name="P42"/>
      <text:p text:style-name="P47">Modify the old jenkins bash code:</text:p>
      <text:p text:style-name="P42"><text:span text:style-name="T2">/tmp/script.sh </text:span><text:span text:style-name="T21">$FIRST_NAME $LASTNAME $SHOW</text:span></text:p>
      <text:p text:style-name="P42"/>
      <text:p text:style-name="P93">Save and Build with parameters.</text:p>
      <text:p text:style-name="P48"/>
      <text:p text:style-name="P48"><text:span text:style-name="T2">We can choose the first name, select the last name from a list and if we tick </text:span><text:span text:style-name="T22">(which means True)</text:span><text:span text:style-name="T2"> the SHOW option we will have this answer:</text:span></text:p>
      <text:p text:style-name="P48"/>
      <text:p text:style-name="P110">Started by user Jenkins Admin</text:p>
      <text:p text:style-name="P110">Running as SYSTEM</text:p>
      <text:p text:style-name="P110">Building in workspace /var/jenkins_home/workspace/my-first-job</text:p>
      <text:p text:style-name="P110">[my-first-job] $ /bin/sh -xe /tmp/jenkins5032412554755327555.sh</text:p>
      <text:p text:style-name="P110">+ /tmp/script.sh Johny Jackson true</text:p>
      <text:p text:style-name="P103">Hello, Johny Jackson</text:p>
      <text:p text:style-name="P110">Finished: SUCCESS</text:p>
      <text:p text:style-name="P48"/>
      <text:p text:style-name="P94">If we don’t tick (which means false) the SHOW option we will have:</text:p>
      <text:p text:style-name="P61"/>
      <text:p text:style-name="P111"><text:soft-page-break/>Started by user Jenkins Admin</text:p>
      <text:p text:style-name="P111">Running as SYSTEM</text:p>
      <text:p text:style-name="P111">Building in workspace /var/jenkins_home/workspace/my-first-job</text:p>
      <text:p text:style-name="P111">[my-first-job] $ /bin/sh -xe /tmp/jenkins8667761381396518989.sh</text:p>
      <text:p text:style-name="P111">+ /tmp/script.sh Johny Smith false</text:p>
      <text:p text:style-name="P104">If you want to see the name, then please mark the SHOW option</text:p>
      <text:p text:style-name="P111">Finished: SUCCESS</text:p>
      <text:p text:style-name="P27"><text:span text:style-name="T2">----------------------------------------------------------------------------------------------------------------</text:span><text:span text:style-name="T2"/></text:p>
      <text:p text:style-name="P64">Docker + Jenkins + ssh:</text:p>
      <text:p text:style-name="P27"/>
      <text:p text:style-name="P62"><text:span text:style-name="T2">Let’s say that our code requires to connect to another machine. You can do it via ssh.</text:span><text:span text:style-name="T2"/></text:p>
      <text:p text:style-name="P62"/>
      <text:p text:style-name="P62"><text:span text:style-name="T2">You can create another virtual machine or you can create another container and install ssh server on it, so you can ssh from the jenkins container to the new ssh server container and do your stuff.</text:span><text:span text:style-name="T2"/></text:p>
      <text:p text:style-name="P62"><text:span text:style-name="T2"/></text:p>
      <text:p text:style-name="P189">Summary:</text:p>
      <text:p text:style-name="P181"><text:span text:style-name="T64">What we have:</text:span><text:span text:style-name="T2"> </text:span></text:p>
      <text:list text:style-name="L3">
        <text:list-item>
          <text:p text:style-name="P216"><text:span text:style-name="T27">We already have a container running with jenkins.</text:span></text:p>
        </text:list-item>
        <text:list-item>
          <text:p text:style-name="P217"><text:span text:style-name="T2">We can reach jenkins via web using the server public_IP:8080</text:span></text:p>
          <text:list>
            <text:list-item>
              <text:p text:style-name="P217"><text:span text:style-name="T2">We are saving the data in our local server to keep it from every restart.</text:span></text:p>
            </text:list-item>
          </text:list>
        </text:list-item>
        <text:list-item>
          <text:p text:style-name="P217"><text:span text:style-name="T2">We have a few jobs done in jenkins.</text:span></text:p>
        </text:list-item>
      </text:list>
      <text:p text:style-name="P218"><text:span text:style-name="T2"/></text:p>
      <text:p text:style-name="P215">What are we gonna do:<text:span text:style-name="T45"> </text:span><text:span text:style-name="T55">Full explanation after summary.</text:span></text:p>
      <text:p text:style-name="P215"><text:span text:style-name="T55"/></text:p>
      <text:list xml:id="list4064560117" text:style-name="L4">
        <text:list-item>
          <text:p text:style-name="P222"><text:span text:style-name="T28">We will create a folder in our local machine called centos (or alpine): </text:span><text:span text:style-name="T63">/home/jenkins/jenkins-data/centos8</text:span></text:p>
          <text:list>
            <text:list-item>
              <text:p text:style-name="P220"><text:span text:style-name="T2">Inside we will generate an ssh key.</text:span></text:p>
            </text:list-item>
          </text:list>
        </text:list-item>
      </text:list>
      <text:p text:style-name="P221"><text:span text:style-name="T2"/></text:p>
      <text:list xml:id="list193822264242738" text:continue-numbering="true" text:style-name="L4">
        <text:list-item>
          <text:p text:style-name="P182"><text:span text:style-name="T2">We are going to create an images with alpine </text:span><text:span text:style-name="T28">linux </text:span><text:span text:style-name="T2">(light weight): </text:span></text:p>
          <text:list>
            <text:list-item>
              <text:p text:style-name="P184"><text:span text:style-name="T2">Name the image: local_host </text:span></text:p>
            </text:list-item>
            <text:list-item>
              <text:p text:style-name="P182"><text:span text:style-name="T2">We will install ssh server on it.</text:span></text:p>
            </text:list-item>
            <text:list-item>
              <text:p text:style-name="P219"><text:span text:style-name="T2">We wi</text:span><text:span text:style-name="T28">ll create the proper .ssh and key folders and give permissions.</text:span></text:p>
            </text:list-item>
            <text:list-item>
              <text:p text:style-name="P220"><text:span text:style-name="T28">W</text:span><text:span text:style-name="T2">e will copy the </text:span><text:span text:style-name="T30">public </text:span><text:span text:style-name="T2">ssh key created before.</text:span></text:p>
            </text:list-item>
          </text:list>
          <text:p text:style-name="P222"><text:span text:style-name="T28"/></text:p>
        </text:list-item>
        <text:list-item>
          <text:p text:style-name="P183"><text:span text:style-name="T28">We will create a new entry in the docker-compose.yml file </text:span><text:span text:style-name="T29">and build the image</text:span></text:p>
          <text:list>
            <text:list-item>
              <text:p text:style-name="P185"><text:span text:style-name="T28">C</text:span><text:span text:style-name="T2">alling the new container: remote_host</text:span></text:p>
            </text:list-item>
            <text:list-item>
              <text:p text:style-name="P185"><text:span text:style-name="T2">Adding the build option to inform docker-compose that we want to run the Dockerfile that is in the context centos8 (or alpine)</text:span></text:p>
            </text:list-item>
            <text:list-item>
              <text:p text:style-name="P185"><text:span text:style-name="T2">To build the image run: <text:s/>docker-compose build</text:span></text:p>
            </text:list-item>
          </text:list>
        </text:list-item>
      </text:list>
      <text:p text:style-name="P186"><text:span text:style-name="T2"/></text:p>
      <text:list xml:id="list193822811602404" text:continue-numbering="true" text:style-name="L4">
        <text:list-item>
          <text:p text:style-name="P187"><text:span text:style-name="T2">Create the remote_host container by running docker-compose up -d</text:span></text:p>
          <text:list>
            <text:list-item>
              <text:p text:style-name="P187"><text:span text:style-name="T2">It will create the remote_host container, it won’t touch the jenkins container which is already running.</text:span></text:p>
            </text:list-item>
          </text:list>
        </text:list-item>
      </text:list>
      <text:p text:style-name="P188"><text:span text:style-name="T2"/></text:p>
      <text:list xml:id="list193822299049060" text:continue-numbering="true" text:style-name="L4">
        <text:list-item>
          <text:p text:style-name="P187"><text:span text:style-name="T2">Then ssh to jenkins container and from there ssh the new container:</text:span></text:p>
          <text:list>
            <text:list-item>
              <text:p text:style-name="P192">docker exec -it jenkins bash <text:s/>→ ssh remote_user@remote_host <text:s/><text:span text:style-name="T65">pass 1234</text:span> <text:s/></text:p>
            </text:list-item>
          </text:list>
        </text:list-item>
      </text:list>
      <text:p text:style-name="P186"/>
      <text:list xml:id="list193822462148597" text:continue-numbering="true" text:style-name="L4">
        <text:list-item>
          <text:p text:style-name="P193">Once all is working we can see each other container by hostname (jenkins, remote_host)</text:p>
          <text:p text:style-name="P193">We can ping each other by hostname, so we have some kind of internal DNS.</text:p>
        </text:list-item>
      </text:list>
      <text:p text:style-name="P194"/>
      <text:list xml:id="list193820815564864" text:continue-numbering="true" text:style-name="L4">
        <text:list-item>
          <text:p text:style-name="P195">Copy remote_key (private key) from local machine to jenkins container;</text:p>
          <text:list>
            <text:list-item>
              <text:p text:style-name="P195">docker cp remote-key jenkins:/tmp/remote-key</text:p>
              <text:p text:style-name="P195"/>
            </text:list-item>
          </text:list>
        </text:list-item>
        <text:list-item>
          <text:p text:style-name="P195">Get into jenkins container and ssh using the new key:</text:p>
          <text:list>
            <text:list-item>
              <text:p text:style-name="P195"><text:soft-page-break/>cd /tmp <text:s/>→ ssh -i remote-key <text:a xlink:type="simple" xlink:href="mailto:remote_user@remote_host" text:style-name="Internet_20_link" text:visited-style-name="Visited_20_Internet_20_Link">remote_user@remote_host</text:a></text:p>
            </text:list-item>
            <text:list-item>
              <text:p text:style-name="P195">And you are inside the remote host without password.</text:p>
            </text:list-item>
          </text:list>
        </text:list-item>
      </text:list>
      <text:p text:style-name="P186"/>
      <text:p text:style-name="P190">Final docker-comnpose.yaml</text:p>
      <text:p text:style-name="P210"/>
      <text:p text:style-name="P210">version: '3'</text:p>
      <text:p text:style-name="P210">services:</text:p>
      <text:p text:style-name="P210"><text:s text:c="2"/>jenkins:</text:p>
      <text:p text:style-name="P210"><text:s text:c="4"/>container_name: jenkins</text:p>
      <text:p text:style-name="P210"><text:s text:c="4"/>image: jenkins/jenkins</text:p>
      <text:p text:style-name="P210"><text:s text:c="4"/>ports:</text:p>
      <text:p text:style-name="P210"><text:s text:c="6"/>- "8080:8080"</text:p>
      <text:p text:style-name="P210"><text:s text:c="4"/>volumes:</text:p>
      <text:p text:style-name="P210"><text:s text:c="6"/>- "$PWD/jenkins_home:/var/jenkins_home"</text:p>
      <text:p text:style-name="P210"><text:s text:c="4"/>networks:</text:p>
      <text:p text:style-name="P210"><text:s text:c="6"/>- net</text:p>
      <text:p text:style-name="P210"><text:s text:c="2"/><text:span text:style-name="T33">remote_host:</text:span></text:p>
      <text:p text:style-name="P210"><text:s text:c="4"/>container_name: remote-host</text:p>
      <text:p text:style-name="P210"><text:s text:c="4"/>image: remote-host</text:p>
      <text:p text:style-name="P210"><text:s text:c="4"/><text:span text:style-name="T33">build</text:span>:</text:p>
      <text:p text:style-name="P210"><text:s text:c="6"/>context: centos8</text:p>
      <text:p text:style-name="P210"><text:s text:c="4"/>networks:</text:p>
      <text:p text:style-name="P210"><text:s text:c="6"/>- net</text:p>
      <text:p text:style-name="P210">networks:</text:p>
      <text:p text:style-name="P210"><text:s text:c="2"/>net:</text:p>
      <text:p text:style-name="P62"/>
      <text:p text:style-name="P114">Create the Dockerfile:</text:p>
      <text:p text:style-name="P114"/>
      <text:p text:style-name="P134">Dockefile creates an Image. And from an Image you can create a container.</text:p>
      <text:p text:style-name="P114"/>
      <text:p text:style-name="P127">Go to your local machine where you are running docker and create a folder called: centos7</text:p>
      <text:p text:style-name="P115"/>
      <text:p text:style-name="P127">/home/jenkins/jenkins-data/centos7</text:p>
      <text:p text:style-name="P115"/>
      <text:p text:style-name="P127">And inside create the Dockerfile:</text:p>
      <text:p text:style-name="P127"/>
      <text:p text:style-name="P127">vi Dockerfile</text:p>
      <text:p text:style-name="P115"/>
      <text:p text:style-name="P113">FROM centos</text:p>
      <text:p text:style-name="P112"/>
      <text:p text:style-name="P113">RUN yum -y install openssh-server</text:p>
      <text:p text:style-name="P112"/>
      <text:p text:style-name="P113">RUN useradd remote_user &amp;&amp; \</text:p>
      <text:p text:style-name="P113"><text:s text:c="4"/>echo "remote_user:1234" | chpasswd &amp;&amp; \</text:p>
      <text:p text:style-name="P113"><text:s text:c="4"/>mkdir /home/remote_user/.ssh &amp;&amp; \</text:p>
      <text:p text:style-name="P113"><text:s text:c="4"/>chmod 700 /home/remote_user/.ssh</text:p>
      <text:p text:style-name="P115"/>
      <text:p text:style-name="P115"/>
      <text:p text:style-name="P126">Explanation:</text:p>
      <text:p text:style-name="P116"><text:span text:style-name="T45">FROM centos:</text:span><text:span text:style-name="T51">7</text:span><text:span text:style-name="T45"> <text:s/>→ is the distro that we will use as a base, </text:span><text:span text:style-name="T51">we use centos7 </text:span></text:p>
      <text:p text:style-name="P116"/>
      <text:p text:style-name="P116"><text:span text:style-name="T45">RUN → </text:span><text:span text:style-name="T47">install openssh</text:span></text:p>
      <text:p text:style-name="P117"><text:span text:style-name="T45">RUN useradd → </text:span><text:span text:style-name="T48">create the user, create a password, </text:span></text:p>
      <text:p text:style-name="P117"><text:span text:style-name="T48">--</text:span><text:span text:style-name="T49">stdin → is to create the password without interactive input by using –stdin</text:span></text:p>
      <text:p text:style-name="P118"><text:span text:style-name="T50">W</text:span><text:span text:style-name="T45">e create the home directory and the .ssh to store the keys there.</text:span></text:p>
      <text:p text:style-name="P135">And we change permissions to let only to the user to run things.</text:p>
      <text:p text:style-name="P122"/>
      <text:p text:style-name="P129"><text:soft-page-break/>We are using centos7 but now we have the 8 which changes some commands like:</text:p>
      <text:p text:style-name="P130">passwd for chpasswd. Check the note of the teacher.</text:p>
      <text:p text:style-name="P123"/>
      <text:p text:style-name="P119"><text:span text:style-name="T44">Create the ssh key: </text:span><text:span text:style-name="T52">into /home/jenkins/jenkins-data/centos7 </text:span></text:p>
      <text:p text:style-name="P128">ssh-keygen -f remote-key</text:p>
      <text:p text:style-name="P119"/>
      <text:p text:style-name="P144">Add it into the Dockerfile:</text:p>
      <text:p text:style-name="P131">COPY remote-key.pub /home/remote_user/.ssh/authorized_keys</text:p>
      <text:p text:style-name="P131"/>
      <text:p text:style-name="P132">We are copying our public key (remote-key.pub, from our local computer) into the folder specified (this is the centos7 container that we are creating)</text:p>
      <text:p text:style-name="P207"/>
      <text:p text:style-name="P142">Change ownership of the ssh folder:</text:p>
      <text:p text:style-name="P131">RUN chown remote_user:remote_user -R /home/remote_user/.ssh/ &amp;&amp;</text:p>
      <text:p text:style-name="P131"/>
      <text:p text:style-name="P133">We are saying, everything under .ssh have to have the user and grup remote_user</text:p>
      <text:p text:style-name="P133"/>
      <text:p text:style-name="P143">Change permissions:</text:p>
      <text:p text:style-name="P133">chmod 600 /home/remote_user/ssh/authorized_keys</text:p>
      <text:p text:style-name="P115"/>
      <text:p text:style-name="P143">Create global keys:</text:p>
      <text:p text:style-name="P136">We are creating the server from scratch and the server needs to create global keys</text:p>
      <text:p text:style-name="P115"/>
      <text:p text:style-name="P127">RUN /usr/sbin/sshd-keygen</text:p>
      <text:p text:style-name="P115"/>
      <text:p text:style-name="P145">Run a command inside the container:</text:p>
      <text:p text:style-name="P137">CMD /user/sbin/sshd -D <text:s/>→ says to docker to run this command once the container starts. This particular one order ssh server to start.</text:p>
      <text:p text:style-name="P115"/>
      <text:p text:style-name="P115"/>
      <text:p text:style-name="P206"><text:span text:style-name="T57">Final Dockerfile:</text:span><text:span text:style-name="T23"> </text:span><text:span text:style-name="T62">After a million of problems I asked chatgpt to create a light linux with all the above configuration and it worked:</text:span></text:p>
      <text:p text:style-name="P206"><text:span text:style-name="T62"/></text:p>
      <text:p text:style-name="P211">FROM alpine:latest</text:p>
      <text:p text:style-name="P211"/>
      <text:p text:style-name="P211"># Install OpenSSH server and create remote_user</text:p>
      <text:p text:style-name="P211">RUN apk add --no-cache openssh \</text:p>
      <text:p text:style-name="P211"><text:s/>&amp;&amp; adduser -D remote_user \</text:p>
      <text:p text:style-name="P211"><text:s/>&amp;&amp; echo 'remote_user:1234' | chpasswd</text:p>
      <text:p text:style-name="P211"/>
      <text:p text:style-name="P211"># Create .ssh folder with appropriate permissions and add authorized key</text:p>
      <text:p text:style-name="P211">RUN mkdir -p /home/remote_user/.ssh \</text:p>
      <text:p text:style-name="P211"><text:s/>&amp;&amp; chmod 700 /home/remote_user/.ssh \</text:p>
      <text:p text:style-name="P211"><text:s/>&amp;&amp; touch /home/remote_user/.ssh/authorized_keys \</text:p>
      <text:p text:style-name="P211"><text:s/>&amp;&amp; chmod 600 /home/remote_user/.ssh/authorized_keys \</text:p>
      <text:p text:style-name="P211"><text:s/>&amp;&amp; chown -R remote_user:remote_user /home/remote_user/.ssh</text:p>
      <text:p text:style-name="P211"/>
      <text:p text:style-name="P211"># Copy authorized key into container</text:p>
      <text:p text:style-name="P211">COPY remote-key.pub /home/remote_user/.ssh/authorized_keys</text:p>
      <text:p text:style-name="P211"/>
      <text:p text:style-name="P211"># Run ssh-keygen</text:p>
      <text:p text:style-name="P211">RUN ssh-keygen -A</text:p>
      <text:p text:style-name="P211"/>
      <text:p text:style-name="P211"># Start SSH server</text:p>
      <text:p text:style-name="P211">CMD ["/usr/sbin/sshd", "-D"]</text:p>
      <text:p text:style-name="P212"/>
      <text:p text:style-name="P124"><text:soft-page-break/></text:p>
      <text:p text:style-name="P124"/>
      <text:p text:style-name="P146">Recap:</text:p>
      <text:p text:style-name="P120"><text:span text:style-name="T45">FROM → which operating system you wanna install </text:span><text:span text:style-name="T53">as a base</text:span></text:p>
      <text:p text:style-name="P120"/>
      <text:p text:style-name="P121"><text:span text:style-name="T45">RUN → runs commands </text:span><text:span text:style-name="T54">in the image</text:span></text:p>
      <text:p text:style-name="P121"/>
      <text:p text:style-name="P138">COPY → copies files from our host to the image.</text:p>
      <text:p text:style-name="P125"/>
      <text:p text:style-name="P138">CMD → instructs which command the container should run, in this example we instruct to the container which command to run when we start it.</text:p>
      <text:p text:style-name="P125"/>
      <text:p text:style-name="P125"/>
      <text:p text:style-name="P149">Explanation of why didn’t worked <text:span text:style-name="T61">the version with Centos</text:span>:</text:p>
      <text:p text:style-name="P139">Was not possible to create the image <text:span text:style-name="T58">with Centos</text:span>, timeouts, errors, <text:span text:style-name="T59">appstream mirrorlist</text:span> and shits, after consulting the <text:span text:style-name="T58">q&amp;a of the video</text:span> <text:span text:style-name="T58">they pasted a Dockerfile for ubuntu.</text:span> </text:p>
      <text:p text:style-name="P198"/>
      <text:p text:style-name="P140">The image of Dockerfile with ubuntu was created super fast, but then… </text:p>
      <text:p text:style-name="P139"/>
      <text:p text:style-name="P147">Problem:<text:span text:style-name="T2"> Disk space. After several attempts of creating and image the server ran out of space.</text:span></text:p>
      <text:p text:style-name="P147"/>
      <text:p text:style-name="P147"><text:span text:style-name="T24">In the folder </text:span><text:span text:style-name="T2">/var/lib/docker/vfs/dir/ <text:s/></text:span><text:span text:style-name="T24">there are a lot of files with more than 200M. Seems to be that every time you try to create an image one or some of those files are created, names are like this:</text:span></text:p>
      <text:p text:style-name="P147"/>
      <text:p text:style-name="P148"><text:span text:style-name="T24">V</text:span><text:span text:style-name="T2">FS = Virtual File System, </text:span><text:span text:style-name="T25">ever</text:span><text:span text:style-name="T26">y </text:span><text:span text:style-name="T25">time you run a container a vfs is created. Among other uses, this is were the layers are stored.</text:span></text:p>
      <text:p text:style-name="P208"/>
      <text:p text:style-name="P209">287M <text:s text:c="2"/>/var/lib/docker/vfs/dir/3dcdf3bebda13b411487359dbb37c810c5073919adafa7f9ec68466c4d540576</text:p>
      <text:p text:style-name="P209">472M <text:s/>/var/lib/docker/vfs/dir/3dcdf3bebda13b411487359dbb37c810c5073919adafa7f9ec68466c4d540576-init</text:p>
      <text:p text:style-name="P139"/>
      <text:p text:style-name="P141">So when I ran the docker-compose up -d command it crashed by space problems and I had to delete some of those files, being </text:p>
      <text:p text:style-name="P139"/>
      <text:p text:style-name="P205">Commands:</text:p>
      <text:p text:style-name="P196">docker inspect &lt;container or image&gt; <text:s text:c="2"/>→ <text:span text:style-name="T60">you can see things like the vfs (virtual filesystem) is and more metadata.</text:span></text:p>
      <text:p text:style-name="P196"/>
      <text:p text:style-name="P164"><text:span text:style-name="T2">----------------------------------------------------------------------------------------------------------------</text:span><text:span text:style-name="T2"/></text:p>
      <text:p text:style-name="P164"><text:span text:style-name="T2">----------------------------------------------------------------------------------------------------------------</text:span><text:span text:style-name="T2"/></text:p>
      <text:p text:style-name="P223">Install Jenkins Pluggins:</text:p>
      <text:p text:style-name="P139"/>
      <text:p text:style-name="P199">Go to the jenkins gui → <text:span text:style-name="T67">Manage Jenkins → Plugins → Available plugins → search for ssh → </text:span><text:span text:style-name="T68">iunstall without restart (will download the plugin and install it)→ tick the restart box and will restart the whole jenkins container. </text:span></text:p>
      <text:p text:style-name="P199"/>
      <text:p text:style-name="P199"><text:span text:style-name="T68">It will show a page in jenkins saying that is restarting.</text:span></text:p>
      <text:p text:style-name="P200">I had to restart the container with docker-compose up -d because after a while was doing nothing and the container was destroyed</text:p>
      <text:p text:style-name="P200"/>
      <text:p text:style-name="P201">Once restarted you can see ssh in the installed plugins.</text:p>
      <text:p text:style-name="P201"/>
      <text:p text:style-name="P201"/>
      <text:p text:style-name="P197"/>
      <text:p text:style-name="P165"><text:soft-page-break/><text:span text:style-name="T2">----------------------------------------------------------------------------------------------------------------</text:span><text:span text:style-name="T2"/></text:p>
      <text:p text:style-name="P165"><text:span text:style-name="T2">----------------------------------------------------------------------------------------------------------------</text:span><text:span text:style-name="T2"/></text:p>
      <text:p text:style-name="P224">I<text:span text:style-name="T69">ntegrate your Docker ssh server with jenkins:</text:span></text:p>
      <text:p text:style-name="P201"/>
      <text:p text:style-name="P203">Go to Manage jenkins – Manage Credentials → system – global credentials (unrestricted) → Add credentials – kind: ssh username and private key → Username: remote_user → private key (tic enter directly) → you have it in the local server: <text:s/>/home/jenkins/jenkins-data/centos8/remote-key → Create</text:p>
      <text:p text:style-name="P202"/>
      <text:p text:style-name="P203">Now go to:</text:p>
      <text:p text:style-name="P202">Go to Manage jenkins → System → Ssh remote host – Add – Hostname: remote_host → port 22 – <text:s/></text:p>
      <text:p text:style-name="P201">-- <text:span text:style-name="T70">credentials: remote user → </text:span></text:p>
      <text:p text:style-name="P201"/>
      <text:p text:style-name="P201"/>
      <text:p text:style-name="P201"/>
      <text:p text:style-name="P201"/>
      <text:p text:style-name="P201"/>
      <text:p text:style-name="P201"/>
      <text:p text:style-name="P201"/>
      <text:p text:style-name="P201"/>
      <text:p text:style-name="P20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dfgsdfg sdfgsdfgsd</meta:initial-creator>
    <meta:creation-date>2023-03-20T14:23:38.665363790</meta:creation-date>
    <dc:date>2023-04-08T19:38:20.448383465</dc:date>
    <dc:creator>sdfgsdfg sdfgsdfgsd</dc:creator>
    <meta:editing-duration>P1DT14H36M3S</meta:editing-duration>
    <meta:editing-cycles>171</meta:editing-cycles>
    <meta:generator>LibreOffice/7.5.1.2$MacOSX_X86_64 LibreOffice_project/fcbaee479e84c6cd81291587d2ee68cba099e129</meta:generator>
    <meta:document-statistic meta:table-count="0" meta:image-count="0" meta:object-count="0" meta:page-count="12" meta:paragraph-count="405" meta:word-count="2927" meta:character-count="19545" meta:non-whitespace-character-count="16735"/>
  </office:meta>
</office:document-meta>
</file>